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2cm"/>
    </style:style>
    <style:style style:name="co3" style:family="table-column">
      <style:table-column-properties fo:break-before="auto" style:column-width="2.701cm"/>
    </style:style>
    <style:style style:name="co4" style:family="table-column">
      <style:table-column-properties fo:break-before="auto" style:column-width="9.999cm"/>
    </style:style>
    <style:style style:name="co5" style:family="table-column">
      <style:table-column-properties fo:break-before="auto" style:column-width="1.6cm"/>
    </style:style>
    <style:style style:name="co6" style:family="table-column">
      <style:table-column-properties fo:break-before="auto" style:column-width="6.001cm"/>
    </style:style>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15" style:family="table-column">
      <style:table-column-properties fo:break-before="auto" style:column-width="10.324cm"/>
    </style:style>
    <style:style style:name="co16" style:family="table-column">
      <style:table-column-properties fo:break-before="auto" style:column-width="2.043cm"/>
    </style:style>
    <style:style style:name="co17" style:family="table-column">
      <style:table-column-properties fo:break-before="auto" style:column-width="5.53cm"/>
    </style:style>
    <style:style style:name="co18" style:family="table-column">
      <style:table-column-properties fo:break-before="auto" style:column-width="2.26cm"/>
    </style:style>
    <style:style style:name="co19" style:family="table-column">
      <style:table-column-properties fo:break-before="auto" style:column-width="1.625cm"/>
    </style:style>
    <style:style style:name="co20" style:family="table-column">
      <style:table-column-properties fo:break-before="auto" style:column-width="4.09cm"/>
    </style:style>
    <style:style style:name="co21" style:family="table-column">
      <style:table-column-properties fo:break-before="auto" style:column-width="2.789cm"/>
    </style:style>
    <style:style style:name="co22" style:family="table-column">
      <style:table-column-properties fo:break-before="auto" style:column-width="7.422cm"/>
    </style:style>
    <style:style style:name="co23" style:family="table-column">
      <style:table-column-properties fo:break-before="auto" style:column-width="1.706cm"/>
    </style:style>
    <style:style style:name="co24" style:family="table-column">
      <style:table-column-properties fo:break-before="auto" style:column-width="6.555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5" style:family="table-row">
      <style:table-row-properties style:row-height="2.088cm" fo:break-before="auto" style:use-optimal-row-height="true"/>
    </style:style>
    <style:style style:name="ro6" style:family="table-row">
      <style:table-row-properties style:row-height="0.868cm" fo:break-before="auto" style:use-optimal-row-height="true"/>
    </style:style>
    <style:style style:name="ro7" style:family="table-row">
      <style:table-row-properties style:row-height="2.496cm" fo:break-before="auto" style:use-optimal-row-height="true"/>
    </style:style>
    <style:style style:name="ro8" style:family="table-row">
      <style:table-row-properties style:row-height="4.531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939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5" style:family="table-row">
      <style:table-row-properties style:row-height="4.1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5"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bold" style:font-style-complex="italic" style:font-weight-complex="bold"/>
    </style:style>
    <style:style style:name="ce12"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font-weight-asian="bold" style:font-weight-complex="bold"/>
    </style:style>
    <style:style style:name="ce1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19"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1" style:family="table-cell" style:parent-style-name="Default">
      <style:table-cell-properties style:text-align-source="value-type" style:repeat-content="false" fo:wrap-option="wrap"/>
      <style:text-properties style:font-name="Times New Roman" fo:font-size="10pt" style:font-name-asian="Arial Unicode MS" style:font-size-asian="6.80000019073486pt" style:font-name-complex="Tahoma" style:language-complex="en" style:country-complex="US"/>
    </style:style>
    <style:style style:name="ce22" style:family="table-cell" style:parent-style-name="Default">
      <style:table-cell-properties style:text-align-source="value-type" style:repeat-content="false"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value-type" style:repeat-content="false" fo:wrap-option="wrap"/>
      <style:text-properties style:font-name="Times New Roman" fo:font-size="10pt"/>
    </style:style>
    <style:style style:name="ce24" style:family="table-cell" style:parent-style-name="Default">
      <style:table-cell-properties style:text-align-source="fix" style:repeat-content="false" fo:wrap-option="wrap" style:vertical-align="top"/>
      <style:paragraph-properties fo:text-align="start"/>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bold" style:font-style-asian="italic" style:font-weight-asian="bold" style:font-style-complex="italic" style:font-weight-complex="bold"/>
    </style:style>
    <style:style style:name="ce27"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28" style:family="table-cell" style:parent-style-name="Default">
      <style:table-cell-properties fo:wrap-option="no-wrap"/>
      <style:text-properties fo:font-style="italic" style:font-style-asian="italic" style:font-style-complex="italic"/>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font-name="Times New Roman" fo:font-size="10pt"/>
    </style:style>
    <style:style style:name="ta_extref" style:family="table">
      <style:table-properties table:display="false"/>
    </style:style>
    <style:style style:name="T1" style:family="text">
      <style:text-properties style:font-name="Times New Roman" fo:font-size="10pt" fo:language="en" fo:country="US" style:font-size-asian="10pt" style:language-asian="en" style:country-asian="US" style:font-size-complex="10pt"/>
    </style:style>
    <style:style style:name="T2" style:family="text">
      <style:text-properties style:font-name="Times New Roman"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office:forms form:automatic-focus="false" form:apply-design-mode="false"/>
        <table:table-column table:style-name="co1" table:default-cell-style-name="ce8"/>
        <table:table-column table:style-name="co2" table:default-cell-style-name="ce8"/>
        <table:table-column table:style-name="co3" table:default-cell-style-name="ce14"/>
        <table:table-column table:style-name="co4" table:default-cell-style-name="ce8"/>
        <table:table-column table:style-name="co5" table:default-cell-style-name="ce24"/>
        <table:table-column table:style-name="co6" table:default-cell-style-name="ce8"/>
        <table:table-column table:style-name="co7" table:number-columns-repeated="1018" table:default-cell-style-name="Default"/>
        <table:table-row table:style-name="ro1">
          <table:table-cell table:style-name="ce1" office:value-type="string">
            <text:p>Technical requirements</text:p>
          </table:table-cell>
          <table:table-cell table:style-name="Default" table:number-columns-repeated="5"/>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2" office:value-type="string">
            <text:p>.ref</text:p>
          </table:table-cell>
          <table:table-cell table:style-name="ce9" office:value-type="float" office:value="1">
            <text:p>1</text:p>
          </table:table-cell>
          <table:table-cell table:style-name="ce2" office:value-type="string">
            <text:p>http://www.wf4ever-project.org/wiki/display/privatefriends/User+Scenarios+-+User+Perspective+%282%29</text:p>
          </table:table-cell>
          <table:table-cell table:style-name="ce2" table:number-columns-repeated="4"/>
          <table:table-cell table:style-name="ce27"/>
          <table:table-cell table:style-name="ce2" table:number-columns-repeated="1016"/>
        </table:table-row>
        <table:table-row table:style-name="ro1">
          <table:table-cell table:style-name="ce2" table:number-columns-repeated="7"/>
          <table:table-cell table:style-name="ce27"/>
          <table:table-cell table:style-name="ce2" table:number-columns-repeated="1016"/>
        </table:table-row>
        <table:table-row table:style-name="ro1">
          <table:table-cell table:style-name="Default" table:number-columns-repeated="6"/>
          <table:table-cell table:number-columns-repeated="1018"/>
        </table:table-row>
        <table:table-row table:style-name="ro2">
          <table:table-cell table:style-name="ce3" office:value-type="string">
            <text:p>.keys</text:p>
          </table:table-cell>
          <table:table-cell table:style-name="ce3" office:value-type="string">
            <text:p>userreq</text:p>
          </table:table-cell>
          <table:table-cell table:style-name="ce3" office:value-type="string">
            <text:p>facet</text:p>
          </table:table-cell>
          <table:table-cell table:style-name="ce10" office:value-type="string">
            <text:p>description</text:p>
          </table:table-cell>
          <table:table-cell table:style-name="ce3" office:value-type="string">
            <text:p>source</text:p>
          </table:table-cell>
          <table:table-cell table:style-name="ce3" office:value-type="string">
            <text:p>comment</text:p>
          </table:table-cell>
          <table:table-cell table:style-name="ce3" table:number-columns-repeated="1016"/>
          <table:table-cell table:number-columns-repeated="2"/>
        </table:table-row>
        <table:table-row table:style-name="ro2">
          <table:table-cell table:style-name="ce3" office:value-type="string">
            <text:p>.types</text:p>
          </table:table-cell>
          <table:table-cell table:style-name="ce10" office:value-type="string">
            <text:p>multiple</text:p>
          </table:table-cell>
          <table:table-cell table:style-name="ce10" office:value-type="string">
            <text:p>multiple</text:p>
          </table:table-cell>
          <table:table-cell table:style-name="ce10" office:value-type="string">
            <text:p>multiple</text:p>
          </table:table-cell>
          <table:table-cell table:style-name="ce3" office:value-type="string">
            <text:p>source</text:p>
          </table:table-cell>
          <table:table-cell table:style-name="ce3" office:value-type="string">
            <text:p>multiple</text:p>
          </table:table-cell>
          <table:table-cell table:style-name="ce3" table:number-columns-repeated="1016"/>
          <table:table-cell table:number-columns-repeated="2"/>
        </table:table-row>
        <table:table-row table:style-name="ro1" table:number-rows-repeated="2">
          <table:table-cell table:style-name="Default" table:number-columns-repeated="6"/>
          <table:table-cell table:number-columns-repeated="1018"/>
        </table:table-row>
        <table:table-row table:style-name="ro2">
          <table:table-cell table:style-name="ce4" office:value-type="string">
            <text:p>Id</text:p>
          </table:table-cell>
          <table:table-cell table:style-name="ce4" office:value-type="string">
            <text:p>User Req</text:p>
          </table:table-cell>
          <table:table-cell table:style-name="ce4" office:value-type="string">
            <text:p>Facet</text:p>
          </table:table-cell>
          <table:table-cell table:style-name="ce15" office:value-type="string">
            <text:p>Description</text:p>
          </table:table-cell>
          <table:table-cell table:style-name="ce4" office:value-type="string">
            <text:p>Source</text:p>
          </table:table-cell>
          <table:table-cell table:style-name="ce4" office:value-type="string">
            <text:p>Comment</text:p>
          </table:table-cell>
          <table:table-cell table:style-name="ce4" table:number-columns-repeated="1016"/>
          <table:table-cell table:number-columns-repeated="2"/>
        </table:table-row>
        <table:table-row table:style-name="ro1">
          <table:table-cell table:style-name="ce5" office:value-type="string">
            <text:p>.start</text:p>
          </table:table-cell>
          <table:table-cell table:style-name="ce11" office:value-type="string">
            <text:p>Astrophysics-derived requirements</text:p>
          </table:table-cell>
          <table:table-cell table:style-name="ce11"/>
          <table:table-cell table:style-name="ce16"/>
          <table:table-cell table:style-name="ce11" table:number-columns-repeated="2"/>
          <table:table-cell table:style-name="ce26" table:number-columns-repeated="1016"/>
          <table:table-cell table:style-name="ce28" table:number-columns-repeated="2"/>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table:style-name="ce7" office:value-type="string">
            <text:p>D4.1</text:p>
          </table:table-cell>
          <table:table-cell table:style-name="ce7"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table:style-name="ce7" office:value-type="string">
            <text:p>D4.1</text:p>
          </table:table-cell>
          <table:table-cell table:style-name="ce7"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table:style-name="ce7" office:value-type="string">
            <text:p>D4.1</text:p>
          </table:table-cell>
          <table:table-cell table:style-name="ce7" table:number-columns-repeated="1019"/>
        </table:table-row>
        <table:table-row table:style-name="ro5">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table:style-name="ce7" office:value-type="string">
            <text:p>D4.1</text:p>
          </table:table-cell>
          <table:table-cell table:style-name="ce7"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table:style-name="ce7" office:value-type="string">
            <text:p>D4.1</text:p>
          </table:table-cell>
          <table:table-cell table:style-name="ce7" table:number-columns-repeated="1019"/>
        </table:table-row>
        <table:table-row table:style-name="ro4">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table:style-name="ce7" office:value-type="string">
            <text:p>D4.1</text:p>
          </table:table-cell>
          <table:table-cell table:style-name="ce7" table:number-columns-repeated="1019"/>
        </table:table-row>
        <table:table-row table:style-name="ro3">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table:style-name="ce7" office:value-type="string">
            <text:p>D4.1</text:p>
          </table:table-cell>
          <table:table-cell table:style-name="ce7" table:number-columns-repeated="1019"/>
        </table:table-row>
        <table:table-row table:style-name="ro7">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table:style-name="ce7" office:value-type="string">
            <text:p>D4.1</text:p>
          </table:table-cell>
          <table:table-cell table:style-name="ce7"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table:style-name="ce7" office:value-type="string">
            <text:p>D4.1</text:p>
          </table:table-cell>
          <table:table-cell table:style-name="ce7" table:number-columns-repeated="1019"/>
        </table:table-row>
        <table:table-row table:style-name="ro2">
          <table:table-cell table:style-name="ce3" office:value-type="string">
            <text:p>.end</text:p>
          </table:table-cell>
          <table:table-cell table:style-name="ce12" table:number-columns-repeated="2"/>
          <table:table-cell table:style-name="ce17"/>
          <table:table-cell table:style-name="ce12" table:number-columns-repeated="2"/>
          <table:table-cell table:style-name="ce4" table:number-columns-repeated="1016"/>
          <table:table-cell table:number-columns-repeated="2"/>
        </table:table-row>
        <table:table-row table:style-name="ro1">
          <table:table-cell table:style-name="ce5" office:value-type="string">
            <text:p>.start</text:p>
          </table:table-cell>
          <table:table-cell table:style-name="ce11" office:value-type="string">
            <text:p>Bioinformatics-derived requirements</text:p>
          </table:table-cell>
          <table:table-cell table:style-name="ce11"/>
          <table:table-cell table:style-name="ce16"/>
          <table:table-cell table:style-name="ce11" table:number-columns-repeated="2"/>
          <table:table-cell table:style-name="ce26" table:number-columns-repeated="1016"/>
          <table:table-cell table:style-name="ce28"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table:style-name="ce7" office:value-type="string">
            <text:p>D4.1</text:p>
          </table:table-cell>
          <table:table-cell table:style-name="ce7"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table:style-name="ce7" office:value-type="string">
            <text:p>D4.1</text:p>
          </table:table-cell>
          <table:table-cell table:style-name="ce7" table:number-columns-repeated="1019"/>
        </table:table-row>
        <table:table-row table:style-name="ro5">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table:style-name="ce7" office:value-type="string">
            <text:p>D4.1</text:p>
          </table:table-cell>
          <table:table-cell table:style-name="ce7" table:number-columns-repeated="1019"/>
        </table:table-row>
        <table:table-row table:style-name="ro4">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table:style-name="ce7" office:value-type="string">
            <text:p>D4.1</text:p>
          </table:table-cell>
          <table:table-cell table:style-name="ce7"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table:style-name="ce7" office:value-type="string">
            <text:p>D4.1</text:p>
          </table:table-cell>
          <table:table-cell table:style-name="ce7"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table:style-name="ce7" office:value-type="string">
            <text:p>D4.1</text:p>
          </table:table-cell>
          <table:table-cell table:style-name="ce7"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table:style-name="ce7" office:value-type="string">
            <text:p>D4.1</text:p>
          </table:table-cell>
          <table:table-cell table:style-name="ce7"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table:style-name="ce7" office:value-type="string">
            <text:p>D4.1</text:p>
          </table:table-cell>
          <table:table-cell table:style-name="ce7" table:number-columns-repeated="1019"/>
        </table:table-row>
        <table:table-row table:style-name="ro6">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table:style-name="ce7" office:value-type="string">
            <text:p>D4.1</text:p>
          </table:table-cell>
          <table:table-cell table:style-name="ce7"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table:style-name="ce7" office:value-type="string">
            <text:p>D4.1</text:p>
          </table:table-cell>
          <table:table-cell table:style-name="ce7"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table:style-name="ce7" office:value-type="string">
            <text:p>D4.1</text:p>
          </table:table-cell>
          <table:table-cell table:style-name="ce7"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table:style-name="ce7" office:value-type="string">
            <text:p>D4.1</text:p>
          </table:table-cell>
          <table:table-cell table:style-name="ce7"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table:style-name="ce7" office:value-type="string">
            <text:p>D4.1</text:p>
          </table:table-cell>
          <table:table-cell table:style-name="ce7"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table:style-name="ce7" office:value-type="string">
            <text:p>D4.1</text:p>
          </table:table-cell>
          <table:table-cell table:style-name="ce7"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table:style-name="ce7" office:value-type="string">
            <text:p>D4.1</text:p>
          </table:table-cell>
          <table:table-cell table:style-name="ce7"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table:style-name="ce7" office:value-type="string">
            <text:p>D4.1</text:p>
          </table:table-cell>
          <table:table-cell table:style-name="ce7" table:number-columns-repeated="1019"/>
        </table:table-row>
        <table:table-row table:style-name="ro4">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table:style-name="ce7" office:value-type="string">
            <text:p>D4.1</text:p>
          </table:table-cell>
          <table:table-cell table:style-name="ce7" table:number-columns-repeated="1019"/>
        </table:table-row>
        <table:table-row table:style-name="ro4">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table:style-name="ce7" office:value-type="string">
            <text:p>D4.1</text:p>
          </table:table-cell>
          <table:table-cell table:style-name="ce7"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table:style-name="ce7" office:value-type="string">
            <text:p>D4.1</text:p>
          </table:table-cell>
          <table:table-cell table:style-name="ce7"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table:style-name="ce7" office:value-type="string">
            <text:p>D4.1</text:p>
          </table:table-cell>
          <table:table-cell table:style-name="ce7"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table:style-name="ce7" office:value-type="string">
            <text:p>D4.1</text:p>
          </table:table-cell>
          <table:table-cell table:style-name="ce7"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table:style-name="ce7" office:value-type="string">
            <text:p>D4.1</text:p>
          </table:table-cell>
          <table:table-cell table:style-name="ce7"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table:style-name="ce7" office:value-type="string">
            <text:p>D4.1</text:p>
          </table:table-cell>
          <table:table-cell table:style-name="ce7" table:number-columns-repeated="1019"/>
        </table:table-row>
        <table:table-row table:style-name="ro2">
          <table:table-cell table:style-name="ce3" office:value-type="string">
            <text:p>.end</text:p>
          </table:table-cell>
          <table:table-cell table:style-name="ce12" table:number-columns-repeated="2"/>
          <table:table-cell table:style-name="ce17"/>
          <table:table-cell table:style-name="ce12" table:number-columns-repeated="2"/>
          <table:table-cell table:style-name="ce4" table:number-columns-repeated="1016"/>
          <table:table-cell table:number-columns-repeated="2"/>
        </table:table-row>
        <table:table-row table:style-name="ro1">
          <table:table-cell table:style-name="ce5" office:value-type="string">
            <text:p>.start</text:p>
          </table:table-cell>
          <table:table-cell table:style-name="ce11" office:value-type="string">
            <text:p>Non-use-specific-derived requirements</text:p>
          </table:table-cell>
          <table:table-cell table:style-name="ce11"/>
          <table:table-cell table:style-name="ce16"/>
          <table:table-cell table:style-name="ce11" table:number-columns-repeated="2"/>
          <table:table-cell table:style-name="ce26" table:number-columns-repeated="1016"/>
          <table:table-cell table:style-name="ce28" table:number-columns-repeated="2"/>
        </table:table-row>
        <table:table-row table:style-name="ro8">
          <table:table-cell table:style-name="ce7" office:value-type="string">
            <text:p>TR1</text:p>
          </table:table-cell>
          <table:table-cell table:style-name="ce14"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office:value-type="string">
            <text:p>// (REC) Discoverable RO</text:p>
          </table:table-cell>
          <table:table-cell table:style-name="ce7" table:number-columns-repeated="1017"/>
          <table:table-cell/>
        </table:table-row>
        <table:table-row table:style-name="ro7">
          <table:table-cell table:style-name="ce7" office:value-type="string">
            <text:p>TR2</text:p>
          </table:table-cell>
          <table:table-cell table:style-name="ce14"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table:style-name="ce7" office:value-type="string">
            <text:p>D3.1</text:p>
          </table:table-cell>
          <table:table-cell office:value-type="string">
            <text:p>// (REC) Repurposeable RO</text:p>
          </table:table-cell>
          <table:table-cell table:style-name="ce7" table:number-columns-repeated="1017"/>
          <table:table-cell/>
        </table:table-row>
        <table:table-row table:style-name="ro9">
          <table:table-cell table:style-name="ce7" office:value-type="string">
            <text:p>TR3</text:p>
          </table:table-cell>
          <table:table-cell table:style-name="ce14"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table:style-name="ce7" office:value-type="string">
            <text:p>D3.1</text:p>
          </table:table-cell>
          <table:table-cell office:value-type="string">
            <text:p>// (ECM) Alive RO</text:p>
          </table:table-cell>
          <table:table-cell table:style-name="ce7" table:number-columns-repeated="1017"/>
          <table:table-cell/>
        </table:table-row>
        <table:table-row table:style-name="ro9">
          <table:table-cell table:style-name="ce7" office:value-type="string">
            <text:p>TR4</text:p>
          </table:table-cell>
          <table:table-cell table:style-name="ce14"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table:style-name="ce7" office:value-type="string">
            <text:p>D3.1</text:p>
          </table:table-cell>
          <table:table-cell office:value-type="string">
            <text:p>// (ECM) Referenceable RO</text:p>
          </table:table-cell>
          <table:table-cell table:style-name="ce7" table:number-columns-repeated="1017"/>
          <table:table-cell/>
        </table:table-row>
        <table:table-row table:style-name="ro10">
          <table:table-cell table:style-name="ce7" office:value-type="string">
            <text:p>TR5</text:p>
          </table:table-cell>
          <table:table-cell table:style-name="ce14" office:value-type="string">
            <text:p>UR5, UR16, UR22, UR25</text:p>
          </table:table-cell>
          <table:table-cell table:style-name="ce8" office:value-type="string">
            <text:p>Historical</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style-name="ce7" office:value-type="string">
            <text:p>D3.1</text:p>
          </table:table-cell>
          <table:table-cell office:value-type="string">
            <text:p>// (ECM) Historical RO</text:p>
          </table:table-cell>
          <table:table-cell table:style-name="ce7" table:number-columns-repeated="1017"/>
          <table:table-cell/>
        </table:table-row>
        <table:table-row table:style-name="ro11">
          <table:table-cell table:style-name="ce7" office:value-type="string">
            <text:p>TR6</text:p>
          </table:table-cell>
          <table:table-cell table:style-name="ce14"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style-name="ce7" office:value-type="string">
            <text:p>D3.1</text:p>
          </table:table-cell>
          <table:table-cell office:value-type="string">
            <text:p>// (ECM) Versioning</text:p>
          </table:table-cell>
          <table:table-cell table:style-name="ce7" table:number-columns-repeated="1017"/>
          <table:table-cell/>
        </table:table-row>
        <table:table-row table:style-name="ro9">
          <table:table-cell table:style-name="ce7" office:value-type="string">
            <text:p>TR7</text:p>
          </table:table-cell>
          <table:table-cell table:style-name="ce14"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table:style-name="ce7" office:value-type="string">
            <text:p>D3.1</text:p>
          </table:table-cell>
          <table:table-cell office:value-type="string">
            <text:p>// (ECM) Comparison</text:p>
          </table:table-cell>
          <table:table-cell table:style-name="ce7" table:number-columns-repeated="1017"/>
          <table:table-cell/>
        </table:table-row>
        <table:table-row table:style-name="ro12">
          <table:table-cell table:style-name="ce7" office:value-type="string">
            <text:p>TR8</text:p>
          </table:table-cell>
          <table:table-cell table:style-name="ce14"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table:style-name="ce7" office:value-type="string">
            <text:p>D3.1</text:p>
          </table:table-cell>
          <table:table-cell office:value-type="string">
            <text:p>D3.1 lists this as “(ECM) Plagiarism”</text:p>
          </table:table-cell>
          <table:table-cell table:style-name="ce7" table:number-columns-repeated="1017"/>
          <table:table-cell/>
        </table:table-row>
        <table:table-row table:style-name="ro13">
          <table:table-cell table:style-name="ce7" office:value-type="string">
            <text:p>TR9</text:p>
          </table:table-cell>
          <table:table-cell table:style-name="ce14"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table:style-name="ce7" office:value-type="string">
            <text:p>D3.1</text:p>
          </table:table-cell>
          <table:table-cell office:value-type="string">
            <text:p>// (ECM) Reliable RO</text:p>
          </table:table-cell>
          <table:table-cell table:style-name="ce7" table:number-columns-repeated="1017"/>
          <table:table-cell/>
        </table:table-row>
        <table:table-row table:style-name="ro9">
          <table:table-cell table:style-name="ce7" office:value-type="string">
            <text:p>TR10</text:p>
          </table:table-cell>
          <table:table-cell table:style-name="ce14"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style-name="ce7" office:value-type="string">
            <text:p>D3.1</text:p>
          </table:table-cell>
          <table:table-cell office:value-type="string">
            <text:p>// (ECM) Roll-back</text:p>
          </table:table-cell>
          <table:table-cell table:style-name="ce7" table:number-columns-repeated="1017"/>
          <table:table-cell/>
        </table:table-row>
        <table:table-row table:style-name="ro9">
          <table:table-cell table:style-name="ce7" office:value-type="string">
            <text:p>TR11</text:p>
          </table:table-cell>
          <table:table-cell table:style-name="ce14"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style-name="ce7" office:value-type="string">
            <text:p>D3.1</text:p>
          </table:table-cell>
          <table:table-cell office:value-type="string">
            <text:p>// (ECM) Fix and diagnose</text:p>
          </table:table-cell>
          <table:table-cell table:style-name="ce7" table:number-columns-repeated="1017"/>
          <table:table-cell/>
        </table:table-row>
        <table:table-row table:style-name="ro5">
          <table:table-cell table:style-name="ce7" office:value-type="string">
            <text:p>TR12</text:p>
          </table:table-cell>
          <table:table-cell table:style-name="ce14"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table:style-name="ce7" office:value-type="string">
            <text:p>D3.1</text:p>
          </table:table-cell>
          <table:table-cell office:value-type="string">
            <text:p>// (ECM) Quality and trustworthiness</text:p>
          </table:table-cell>
          <table:table-cell table:style-name="ce7" table:number-columns-repeated="1017"/>
          <table:table-cell/>
        </table:table-row>
        <table:table-row table:style-name="ro5">
          <table:table-cell table:style-name="ce7" office:value-type="string">
            <text:p>TR13</text:p>
          </table:table-cell>
          <table:table-cell table:style-name="ce14"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table:style-name="ce7" office:value-type="string">
            <text:p>D3.1</text:p>
          </table:table-cell>
          <table:table-cell office:value-type="string">
            <text:p>// (REC) Content-based</text:p>
          </table:table-cell>
          <table:table-cell table:style-name="ce7" table:number-columns-repeated="1017"/>
          <table:table-cell/>
        </table:table-row>
        <table:table-row table:style-name="ro4">
          <table:table-cell table:style-name="ce7" office:value-type="string">
            <text:p>TR14</text:p>
          </table:table-cell>
          <table:table-cell table:style-name="ce14"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table:style-name="ce7" office:value-type="string">
            <text:p>D3.1 </text:p>
          </table:table-cell>
          <table:table-cell office:value-type="string">
            <text:p>// (SHA) Visualization</text:p>
          </table:table-cell>
          <table:table-cell table:style-name="ce7" table:number-columns-repeated="1017"/>
          <table:table-cell/>
        </table:table-row>
        <table:table-row table:style-name="ro13">
          <table:table-cell table:style-name="ce7" office:value-type="string">
            <text:p>TR15</text:p>
          </table:table-cell>
          <table:table-cell table:style-name="ce14"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table:style-name="ce7" office:value-type="string">
            <text:p>D3.1</text:p>
          </table:table-cell>
          <table:table-cell office:value-type="string">
            <text:p>// (REC) Policy-based recommendation</text:p>
          </table:table-cell>
          <table:table-cell table:style-name="ce7" table:number-columns-repeated="1017"/>
          <table:table-cell/>
        </table:table-row>
        <table:table-row table:style-name="ro9">
          <table:table-cell table:style-name="ce7" office:value-type="string">
            <text:p>TR16</text:p>
          </table:table-cell>
          <table:table-cell table:style-name="ce14"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style-name="ce7" office:value-type="string">
            <text:p>D3.1</text:p>
          </table:table-cell>
          <table:table-cell office:value-type="string">
            <text:p>// (ECM) Repeatable RO</text:p>
          </table:table-cell>
          <table:table-cell table:style-name="ce7" table:number-columns-repeated="1017"/>
          <table:table-cell/>
        </table:table-row>
        <table:table-row table:style-name="ro13">
          <table:table-cell table:style-name="ce7" office:value-type="string">
            <text:p>TR17</text:p>
          </table:table-cell>
          <table:table-cell table:style-name="ce14"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table:style-name="ce7" office:value-type="string">
            <text:p>D3.1</text:p>
          </table:table-cell>
          <table:table-cell office:value-type="string">
            <text:p>// (ECM) Social approach</text:p>
          </table:table-cell>
          <table:table-cell table:style-name="ce7" table:number-columns-repeated="1017"/>
          <table:table-cell/>
        </table:table-row>
        <table:table-row table:style-name="ro6">
          <table:table-cell table:style-name="ce7" office:value-type="string">
            <text:p>TR18</text:p>
          </table:table-cell>
          <table:table-cell table:style-name="ce14"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table:style-name="ce7" office:value-type="string">
            <text:p>D3.1</text:p>
          </table:table-cell>
          <table:table-cell office:value-type="string">
            <text:p>// (REC) User feedback </text:p>
          </table:table-cell>
          <table:table-cell table:style-name="ce7" table:number-columns-repeated="1017"/>
          <table:table-cell/>
        </table:table-row>
        <table:table-row table:style-name="ro13">
          <table:table-cell table:style-name="ce7" office:value-type="string">
            <text:p>TR19</text:p>
          </table:table-cell>
          <table:table-cell table:style-name="ce14"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table:style-name="ce7" office:value-type="string">
            <text:p>D3.1</text:p>
          </table:table-cell>
          <table:table-cell office:value-type="string">
            <text:p>// (REC) Cross-Boundary adaptative</text:p>
          </table:table-cell>
          <table:table-cell table:style-name="ce7" table:number-columns-repeated="1017"/>
          <table:table-cell/>
        </table:table-row>
        <table:table-row table:style-name="ro14">
          <table:table-cell table:style-name="ce7" office:value-type="string">
            <text:p>TR20</text:p>
          </table:table-cell>
          <table:table-cell table:style-name="ce14"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table:style-name="ce7" office:value-type="string">
            <text:p>D3.1</text:p>
          </table:table-cell>
          <table:table-cell office:value-type="string">
            <text:p>// (ECM) Collaborative construction</text:p>
          </table:table-cell>
          <table:table-cell table:style-name="ce7" table:number-columns-repeated="1017"/>
          <table:table-cell/>
        </table:table-row>
        <table:table-row table:style-name="ro7">
          <table:table-cell table:style-name="ce7" office:value-type="string">
            <text:p>TR21</text:p>
          </table:table-cell>
          <table:table-cell table:style-name="ce14"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table:style-name="ce7" office:value-type="string">
            <text:p>D3.1</text:p>
          </table:table-cell>
          <table:table-cell office:value-type="string">
            <text:p>// (SHA) Access and Security</text:p>
          </table:table-cell>
          <table:table-cell table:style-name="ce7" table:number-columns-repeated="1017"/>
          <table:table-cell/>
        </table:table-row>
        <table:table-row table:style-name="ro2">
          <table:table-cell table:style-name="ce3" office:value-type="string">
            <text:p>.end</text:p>
          </table:table-cell>
          <table:table-cell table:style-name="ce12" table:number-columns-repeated="2"/>
          <table:table-cell table:style-name="ce17"/>
          <table:table-cell table:style-name="ce12" table:number-columns-repeated="2"/>
          <table:table-cell table:style-name="ce4" table:number-columns-repeated="1016"/>
          <table:table-cell table:number-columns-repeated="2"/>
        </table:table-row>
        <table:table-row table:style-name="ro1">
          <table:table-cell table:style-name="ce5" office:value-type="string">
            <text:p>.start</text:p>
          </table:table-cell>
          <table:table-cell table:style-name="ce11" office:value-type="string">
            <text:p>Non-use-specific-derived requirements from D2.1</text:p>
          </table:table-cell>
          <table:table-cell table:style-name="ce11"/>
          <table:table-cell table:style-name="ce16"/>
          <table:table-cell table:style-name="ce11" table:number-columns-repeated="2"/>
          <table:table-cell table:style-name="ce26" table:number-columns-repeated="1016"/>
          <table:table-cell table:style-name="ce28" table:number-columns-repeated="2"/>
        </table:table-row>
        <table:table-row table:style-name="ro2">
          <table:table-cell office:value-type="string">
            <text:p>TR31</text:p>
          </table:table-cell>
          <table:table-cell office:value-type="string">
            <text:p>UR1</text:p>
          </table:table-cell>
          <table:table-cell table:style-name="ce8" office:value-type="string">
            <text:p>Creation</text:p>
          </table:table-cell>
          <table:table-cell office:value-type="string">
            <text:p>System for workflow creation. </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2</text:p>
          </table:table-cell>
          <table:table-cell office:value-type="string">
            <text:p>UR1</text:p>
          </table:table-cell>
          <table:table-cell table:style-name="ce8" office:value-type="string">
            <text:p>Creation</text:p>
          </table:table-cell>
          <table:table-cell office:value-type="string">
            <text:p>Workflows as content items in ROs</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3</text:p>
          </table:table-cell>
          <table:table-cell office:value-type="string">
            <text:p>UR2</text:p>
          </table:table-cell>
          <table:table-cell table:style-name="ce8" office:value-type="string">
            <text:p>Creation, Content</text:p>
          </table:table-cell>
          <table:table-cell office:value-type="string">
            <text:p>Embedding data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4</text:p>
          </table:table-cell>
          <table:table-cell office:value-type="string">
            <text:p>UR3</text:p>
          </table:table-cell>
          <table:table-cell table:style-name="ce8" office:value-type="string">
            <text:p>Linking, Composition</text:p>
          </table:table-cell>
          <table:table-cell office:value-type="string">
            <text:p>Linking to existing resources within ROs.</text:p>
          </table:table-cell>
          <table:table-cell office:value-type="string">
            <text:p>D2.1</text:p>
          </table:table-cell>
          <table:table-cell office:value-type="string">
            <text:p>Was: D2.1/TR1.2a</text:p>
          </table:table-cell>
          <table:table-cell table:number-columns-repeated="1018"/>
        </table:table-row>
        <table:table-row table:style-name="ro2">
          <table:table-cell office:value-type="string">
            <text:p>TR35</text:p>
          </table:table-cell>
          <table:table-cell office:value-type="string">
            <text:p>UR3</text:p>
          </table:table-cell>
          <table:table-cell office:value-type="string">
            <text:p>Composition</text:p>
          </table:table-cell>
          <table:table-cell office:value-type="string">
            <text:p>Embedding existing resources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6</text:p>
          </table:table-cell>
          <table:table-cell office:value-type="string">
            <text:p>UR3</text:p>
          </table:table-cell>
          <table:table-cell table:style-name="ce8" office:value-type="string">
            <text:p>Content, Composition</text:p>
          </table:table-cell>
          <table:table-cell office:value-type="string">
            <text:p>Metadata about aggregated resources</text:p>
          </table:table-cell>
          <table:table-cell office:value-type="string">
            <text:p>D2.1</text:p>
          </table:table-cell>
          <table:table-cell office:value-type="string">
            <text:p>Was: D2.1/TR1.3b</text:p>
          </table:table-cell>
          <table:table-cell table:number-columns-repeated="1018"/>
        </table:table-row>
        <table:table-row table:style-name="ro2">
          <table:table-cell office:value-type="string">
            <text:p>TR37</text:p>
          </table:table-cell>
          <table:table-cell office:value-type="string">
            <text:p>UR4</text:p>
          </table:table-cell>
          <table:table-cell table:style-name="ce8" office:value-type="string">
            <text:p>Linking</text:p>
          </table:table-cell>
          <table:table-cell office:value-type="string">
            <text:p>URIs/linking to public and private data</text:p>
          </table:table-cell>
          <table:table-cell office:value-type="string">
            <text:p>D2.1</text:p>
          </table:table-cell>
          <table:table-cell office:value-type="string">
            <text:p>Was: D2.1/TR1.5a</text:p>
          </table:table-cell>
          <table:table-cell table:number-columns-repeated="1018"/>
        </table:table-row>
        <table:table-row table:style-name="ro6">
          <table:table-cell office:value-type="string">
            <text:p>TR38</text:p>
          </table:table-cell>
          <table:table-cell office:value-type="string">
            <text:p>UR4</text:p>
          </table:table-cell>
          <table:table-cell office:value-type="string">
            <text:p>Security</text:p>
          </table:table-cell>
          <table:table-cell office:value-type="string">
            <text:p>Metadata on accessing private data (e.g.: server access, authentication).</text:p>
          </table:table-cell>
          <table:table-cell office:value-type="string">
            <text:p>D2.1</text:p>
          </table:table-cell>
          <table:table-cell office:value-type="string">
            <text:p>Was: D2.1/TR1.5b</text:p>
          </table:table-cell>
          <table:table-cell table:number-columns-repeated="1018"/>
        </table:table-row>
        <table:table-row table:style-name="ro6">
          <table:table-cell office:value-type="string">
            <text:p>TR39</text:p>
          </table:table-cell>
          <table:table-cell office:value-type="string">
            <text:p>UR5</text:p>
          </table:table-cell>
          <table:table-cell table:style-name="ce8" office:value-type="string">
            <text:p>Content, Composition</text:p>
          </table:table-cell>
          <table:table-cell office:value-type="string">
            <text:p>Aggregation structures with annotated relationships. </text:p>
          </table:table-cell>
          <table:table-cell office:value-type="string">
            <text:p>D2.1</text:p>
          </table:table-cell>
          <table:table-cell office:value-type="string">
            <text:p>Was: D2.1/TR1.6a</text:p>
          </table:table-cell>
          <table:table-cell table:number-columns-repeated="1018"/>
        </table:table-row>
        <table:table-row table:style-name="ro2">
          <table:table-cell office:value-type="string">
            <text:p>TR40</text:p>
          </table:table-cell>
          <table:table-cell office:value-type="string">
            <text:p>UR5</text:p>
          </table:table-cell>
          <table:table-cell office:value-type="string">
            <text:p>Content</text:p>
          </table:table-cell>
          <table:table-cell office:value-type="string">
            <text:p>Vocabularies for representing relationships.</text:p>
          </table:table-cell>
          <table:table-cell office:value-type="string">
            <text:p>D2.1</text:p>
          </table:table-cell>
          <table:table-cell office:value-type="string">
            <text:p>Was: D2.1/TR1.6b</text:p>
          </table:table-cell>
          <table:table-cell table:number-columns-repeated="1018"/>
        </table:table-row>
        <table:table-row table:style-name="ro6">
          <table:table-cell office:value-type="string">
            <text:p>TR41</text:p>
          </table:table-cell>
          <table:table-cell office:value-type="string">
            <text:p>UR6</text:p>
          </table:table-cell>
          <table:table-cell table:style-name="ce8" office:value-type="string">
            <text:p>Content, Data types</text:p>
          </table:table-cell>
          <table:table-cell office:value-type="string">
            <text:p>Rich annotated links (e.g.: roles, timestamps) between resources.</text:p>
          </table:table-cell>
          <table:table-cell office:value-type="string">
            <text:p>D2.1</text:p>
          </table:table-cell>
          <table:table-cell office:value-type="string">
            <text:p>Was: D2.1/TR 1.7a</text:p>
          </table:table-cell>
          <table:table-cell table:number-columns-repeated="1018"/>
        </table:table-row>
        <table:table-row table:style-name="ro2">
          <table:table-cell office:value-type="string">
            <text:p>TR42</text:p>
          </table:table-cell>
          <table:table-cell office:value-type="string">
            <text:p>UR7</text:p>
          </table:table-cell>
          <table:table-cell table:style-name="ce8" office:value-type="string">
            <text:p>Content</text:p>
          </table:table-cell>
          <table:table-cell office:value-type="string">
            <text:p>Mechanism for author identification.</text:p>
          </table:table-cell>
          <table:table-cell office:value-type="string">
            <text:p>D2.1</text:p>
          </table:table-cell>
          <table:table-cell office:value-type="string">
            <text:p>Was: D2.1/TR1.8a</text:p>
          </table:table-cell>
          <table:table-cell table:number-columns-repeated="1018"/>
        </table:table-row>
        <table:table-row table:style-name="ro6">
          <table:table-cell office:value-type="string">
            <text:p>TR43</text:p>
          </table:table-cell>
          <table:table-cell office:value-type="string">
            <text:p>UR6</text:p>
          </table:table-cell>
          <table:table-cell office:value-type="string">
            <text:p>Content, Annotation</text:p>
          </table:table-cell>
          <table:table-cell office:value-type="string">
            <text:p>Creator/author annotations.</text:p>
          </table:table-cell>
          <table:table-cell office:value-type="string">
            <text:p>D2.1</text:p>
          </table:table-cell>
          <table:table-cell office:value-type="string">
            <text:p>Was: D2.1/TR1.8b</text:p>
          </table:table-cell>
          <table:table-cell table:number-columns-repeated="1018"/>
        </table:table-row>
        <table:table-row table:style-name="ro2">
          <table:table-cell office:value-type="string">
            <text:p>TR44</text:p>
          </table:table-cell>
          <table:table-cell office:value-type="string">
            <text:p>UR8</text:p>
          </table:table-cell>
          <table:table-cell table:style-name="ce8" office:value-type="string">
            <text:p>Linking</text:p>
          </table:table-cell>
          <table:table-cell office:value-type="string">
            <text:p>Support persistent URL services.</text:p>
          </table:table-cell>
          <table:table-cell office:value-type="string">
            <text:p>D2.1</text:p>
          </table:table-cell>
          <table:table-cell office:value-type="string">
            <text:p>Was: D2.1/TR1.9a</text:p>
          </table:table-cell>
          <table:table-cell table:number-columns-repeated="1018"/>
        </table:table-row>
        <table:table-row table:style-name="ro4">
          <table:table-cell office:value-type="string">
            <text:p>TR45</text:p>
          </table:table-cell>
          <table:table-cell office:value-type="string">
            <text:p>UR8</text:p>
          </table:table-cell>
          <table:table-cell office:value-type="string">
            <text:p>Linking, Identification, Referenceable</text:p>
          </table:table-cell>
          <table:table-cell office:value-type="string">
            <text:p>Provide immutable URLs which will work throughout evolutions of the system.</text:p>
          </table:table-cell>
          <table:table-cell office:value-type="string">
            <text:p>D2.1</text:p>
          </table:table-cell>
          <table:table-cell office:value-type="string">
            <text:p>Was: D2.1/TR1.9b</text:p>
          </table:table-cell>
          <table:table-cell table:number-columns-repeated="1018"/>
        </table:table-row>
        <table:table-row table:style-name="ro6">
          <table:table-cell office:value-type="string">
            <text:p>TR46</text:p>
          </table:table-cell>
          <table:table-cell office:value-type="string">
            <text:p>UR9</text:p>
          </table:table-cell>
          <table:table-cell table:style-name="ce8" office:value-type="string">
            <text:p>Annotation, Content</text:p>
          </table:table-cell>
          <table:table-cell office:value-type="string">
            <text:p>Harvest/pull metadata about web services.</text:p>
          </table:table-cell>
          <table:table-cell office:value-type="string">
            <text:p>D2.1</text:p>
          </table:table-cell>
          <table:table-cell office:value-type="string">
            <text:p>Was: D2.1/TR1.10a</text:p>
          </table:table-cell>
          <table:table-cell table:number-columns-repeated="1018"/>
        </table:table-row>
        <table:table-row table:style-name="ro6">
          <table:table-cell office:value-type="string">
            <text:p>TR47</text:p>
          </table:table-cell>
          <table:table-cell office:value-type="string">
            <text:p>UR9</text:p>
          </table:table-cell>
          <table:table-cell office:value-type="string">
            <text:p>Identification, Provenance</text:p>
          </table:table-cell>
          <table:table-cell office:value-type="string">
            <text:p>Mechanisms for generating checksums, and recording timestamps and versions of web services.</text:p>
          </table:table-cell>
          <table:table-cell office:value-type="string">
            <text:p>D2.1</text:p>
          </table:table-cell>
          <table:table-cell table:number-columns-repeated="1019"/>
        </table:table-row>
        <table:table-row table:style-name="ro4">
          <table:table-cell office:value-type="string">
            <text:p>TR48</text:p>
          </table:table-cell>
          <table:table-cell office:value-type="string">
            <text:p>UR9</text:p>
          </table:table-cell>
          <table:table-cell office:value-type="string">
            <text:p>Annotation, Content, Provenance</text:p>
          </table:table-cell>
          <table:table-cell office:value-type="string">
            <text:p>Uniquely identify web services to give citations</text:p>
          </table:table-cell>
          <table:table-cell office:value-type="string">
            <text:p>D2.1</text:p>
          </table:table-cell>
          <table:table-cell office:value-type="string">
            <text:p>Was: D2.1/TR1.11a</text:p>
          </table:table-cell>
          <table:table-cell table:number-columns-repeated="1018"/>
        </table:table-row>
        <table:table-row table:style-name="ro2">
          <table:table-cell office:value-type="string">
            <text:p>TR49</text:p>
          </table:table-cell>
          <table:table-cell office:value-type="string">
            <text:p>UR9</text:p>
          </table:table-cell>
          <table:table-cell office:value-type="string">
            <text:p>Linking</text:p>
          </table:table-cell>
          <table:table-cell office:value-type="string">
            <text:p>Resolve publications/ROs for used web services.</text:p>
          </table:table-cell>
          <table:table-cell office:value-type="string">
            <text:p>D2.1</text:p>
          </table:table-cell>
          <table:table-cell office:value-type="string">
            <text:p>Was: D2.1/TR1.11b</text:p>
          </table:table-cell>
          <table:table-cell table:number-columns-repeated="1018"/>
        </table:table-row>
        <table:table-row table:style-name="ro4">
          <table:table-cell office:value-type="string">
            <text:p>TR50</text:p>
          </table:table-cell>
          <table:table-cell office:value-type="string">
            <text:p>UR10</text:p>
          </table:table-cell>
          <table:table-cell office:value-type="string">
            <text:p>Content, Attribution, Linking</text:p>
          </table:table-cell>
          <table:table-cell office:value-type="string">
            <text:p>Resolve publications/ROs for embedded papers.</text:p>
          </table:table-cell>
          <table:table-cell office:value-type="string">
            <text:p>D2.1</text:p>
          </table:table-cell>
          <table:table-cell office:value-type="string">
            <text:p>Was: D2.1/TR1.12a</text:p>
          </table:table-cell>
          <table:table-cell table:number-columns-repeated="1018"/>
        </table:table-row>
        <table:table-row table:style-name="ro2">
          <table:table-cell office:value-type="string">
            <text:p>TR51</text:p>
          </table:table-cell>
          <table:table-cell office:value-type="string">
            <text:p>UR10</text:p>
          </table:table-cell>
          <table:table-cell table:style-name="ce8" office:value-type="string">
            <text:p>Content</text:p>
          </table:table-cell>
          <table:table-cell office:value-type="string">
            <text:p>Embed PDFs/other ROs.</text:p>
          </table:table-cell>
          <table:table-cell office:value-type="string">
            <text:p>D2.1</text:p>
          </table:table-cell>
          <table:table-cell office:value-type="string">
            <text:p>Was: D2.1/TR1.13a</text:p>
          </table:table-cell>
          <table:table-cell table:number-columns-repeated="1018"/>
        </table:table-row>
        <table:table-row table:style-name="ro2">
          <table:table-cell office:value-type="string">
            <text:p>TR52</text:p>
          </table:table-cell>
          <table:table-cell office:value-type="string">
            <text:p>UR11</text:p>
          </table:table-cell>
          <table:table-cell table:style-name="ce8" office:value-type="string">
            <text:p>Annotation</text:p>
          </table:table-cell>
          <table:table-cell office:value-type="string">
            <text:p>Workflow tool to provide easy way to annotate parts of workflow.</text:p>
          </table:table-cell>
          <table:table-cell office:value-type="string">
            <text:p>D2.1</text:p>
          </table:table-cell>
          <table:table-cell office:value-type="string">
            <text:p>Was: D2.1/TR1.14a</text:p>
          </table:table-cell>
          <table:table-cell table:number-columns-repeated="1018"/>
        </table:table-row>
        <table:table-row table:style-name="ro6">
          <table:table-cell office:value-type="string">
            <text:p>TR53</text:p>
          </table:table-cell>
          <table:table-cell office:value-type="string">
            <text:p>UR11</text:p>
          </table:table-cell>
          <table:table-cell table:style-name="ce8" office:value-type="string">
            <text:p>Annotation, Publishing</text:p>
          </table:table-cell>
          <table:table-cell office:value-type="string">
            <text:p>Mechanisms for publication “clean-up”.</text:p>
          </table:table-cell>
          <table:table-cell office:value-type="string">
            <text:p>D2.1</text:p>
          </table:table-cell>
          <table:table-cell office:value-type="string">
            <text:p>Was: D2.1/TR1.15a</text:p>
          </table:table-cell>
          <table:table-cell table:number-columns-repeated="1018"/>
        </table:table-row>
        <table:table-row table:style-name="ro6">
          <table:table-cell office:value-type="string">
            <text:p>TR54</text:p>
          </table:table-cell>
          <table:table-cell office:value-type="string">
            <text:p>UR12</text:p>
          </table:table-cell>
          <table:table-cell table:style-name="ce8" office:value-type="string">
            <text:p>Annotation, Content</text:p>
          </table:table-cell>
          <table:table-cell office:value-type="string">
            <text:p>Support for vocabularies and semantic models.</text:p>
          </table:table-cell>
          <table:table-cell office:value-type="string">
            <text:p>D2.1</text:p>
          </table:table-cell>
          <table:table-cell office:value-type="string">
            <text:p>Was: D2.1/TR1.16a</text:p>
          </table:table-cell>
          <table:table-cell table:number-columns-repeated="1018"/>
        </table:table-row>
        <table:table-row table:style-name="ro6">
          <table:table-cell office:value-type="string">
            <text:p>TR55</text:p>
          </table:table-cell>
          <table:table-cell office:value-type="string">
            <text:p>UR12</text:p>
          </table:table-cell>
          <table:table-cell table:style-name="ce8" office:value-type="string">
            <text:p>Annotation, Content</text:p>
          </table:table-cell>
          <table:table-cell office:value-type="string">
            <text:p>Mechanisms for rich annotation of items in an RO.</text:p>
          </table:table-cell>
          <table:table-cell office:value-type="string">
            <text:p>D2.1</text:p>
          </table:table-cell>
          <table:table-cell office:value-type="string">
            <text:p>Was: D2.1/TR1.16b</text:p>
          </table:table-cell>
          <table:table-cell table:number-columns-repeated="1018"/>
        </table:table-row>
        <table:table-row table:style-name="ro2">
          <table:table-cell office:value-type="string">
            <text:p>TR56</text:p>
          </table:table-cell>
          <table:table-cell office:value-type="string">
            <text:p>UR13</text:p>
          </table:table-cell>
          <table:table-cell office:value-type="string">
            <text:p>Publishing</text:p>
          </table:table-cell>
          <table:table-cell office:value-type="string">
            <text:p>Mechanism for publishing workflow-centric ROs.</text:p>
          </table:table-cell>
          <table:table-cell office:value-type="string">
            <text:p>D2.1</text:p>
          </table:table-cell>
          <table:table-cell office:value-type="string">
            <text:p>Was: D2.1/TR2.1a</text:p>
          </table:table-cell>
          <table:table-cell table:number-columns-repeated="1018"/>
        </table:table-row>
        <table:table-row table:style-name="ro4">
          <table:table-cell office:value-type="string">
            <text:p>TR57</text:p>
          </table:table-cell>
          <table:table-cell office:value-type="string">
            <text:p>UR13</text:p>
          </table:table-cell>
          <table:table-cell office:value-type="string">
            <text:p>Linking, Referencing, Content</text:p>
          </table:table-cell>
          <table:table-cell office:value-type="string">
            <text:p>Mechanisms for relating workflows/ROs with others.</text:p>
          </table:table-cell>
          <table:table-cell office:value-type="string">
            <text:p>D2.1</text:p>
          </table:table-cell>
          <table:table-cell office:value-type="string">
            <text:p>Was: D2.1/TR2.1b</text:p>
          </table:table-cell>
          <table:table-cell table:number-columns-repeated="1018"/>
        </table:table-row>
        <table:table-row table:style-name="ro6">
          <table:table-cell office:value-type="string">
            <text:p>TR58</text:p>
          </table:table-cell>
          <table:table-cell office:value-type="string">
            <text:p>UR13</text:p>
          </table:table-cell>
          <table:table-cell office:value-type="string">
            <text:p>Annotation</text:p>
          </table:table-cell>
          <table:table-cell office:value-type="string">
            <text:p>Rich annotation for describing workflows/ROs (e.g.: purpose, history).</text:p>
          </table:table-cell>
          <table:table-cell office:value-type="string">
            <text:p>D2.1</text:p>
          </table:table-cell>
          <table:table-cell office:value-type="string">
            <text:p>Was: D2.1/TR2.2a</text:p>
          </table:table-cell>
          <table:table-cell table:number-columns-repeated="1018"/>
        </table:table-row>
        <table:table-row table:style-name="ro6">
          <table:table-cell office:value-type="string">
            <text:p>TR59</text:p>
          </table:table-cell>
          <table:table-cell office:value-type="string">
            <text:p>UR13</text:p>
          </table:table-cell>
          <table:table-cell office:value-type="string">
            <text:p>Publishing, Content, Use</text:p>
          </table:table-cell>
          <table:table-cell office:value-type="string">
            <text:p>Capture input data to allow repeat runs.</text:p>
          </table:table-cell>
          <table:table-cell office:value-type="string">
            <text:p>D2.1</text:p>
          </table:table-cell>
          <table:table-cell office:value-type="string">
            <text:p>Was: D2.1/TR2.3a</text:p>
          </table:table-cell>
          <table:table-cell table:number-columns-repeated="1018"/>
        </table:table-row>
        <table:table-row table:style-name="ro6">
          <table:table-cell office:value-type="string">
            <text:p>TR60</text:p>
          </table:table-cell>
          <table:table-cell office:value-type="string">
            <text:p>UR13</text:p>
          </table:table-cell>
          <table:table-cell office:value-type="string">
            <text:p>Annotation, Content</text:p>
          </table:table-cell>
          <table:table-cell office:value-type="string">
            <text:p>Rich annotation for describing workflows/ROs (e.g.: usage, caveats, conditions).</text:p>
          </table:table-cell>
          <table:table-cell office:value-type="string">
            <text:p>D2.1</text:p>
          </table:table-cell>
          <table:table-cell office:value-type="string">
            <text:p>Was: D2.1/TR2.3b</text:p>
          </table:table-cell>
          <table:table-cell table:number-columns-repeated="1018"/>
        </table:table-row>
        <table:table-row table:style-name="ro6">
          <table:table-cell office:value-type="string">
            <text:p>TR61</text:p>
          </table:table-cell>
          <table:table-cell office:value-type="string">
            <text:p>UR14</text:p>
          </table:table-cell>
          <table:table-cell office:value-type="string">
            <text:p>Creation, Modification</text:p>
          </table:table-cell>
          <table:table-cell office:value-type="string">
            <text:p>Mechanisms for adding and updating resources in an RO.</text:p>
          </table:table-cell>
          <table:table-cell office:value-type="string">
            <text:p>D2.1</text:p>
          </table:table-cell>
          <table:table-cell office:value-type="string">
            <text:p>Was: D2.1/TR2.4a</text:p>
          </table:table-cell>
          <table:table-cell table:number-columns-repeated="1018"/>
        </table:table-row>
        <table:table-row table:style-name="ro6">
          <table:table-cell office:value-type="string">
            <text:p>TR62</text:p>
          </table:table-cell>
          <table:table-cell office:value-type="string">
            <text:p>UR14</text:p>
          </table:table-cell>
          <table:table-cell office:value-type="string">
            <text:p>History, Versioning</text:p>
          </table:table-cell>
          <table:table-cell office:value-type="string">
            <text:p>Mechanisms for capturing history of changes to resources in ROs.</text:p>
          </table:table-cell>
          <table:table-cell office:value-type="string">
            <text:p>D2.1</text:p>
          </table:table-cell>
          <table:table-cell office:value-type="string">
            <text:p>Was: D2.1/TR2.4b</text:p>
          </table:table-cell>
          <table:table-cell table:number-columns-repeated="1018"/>
        </table:table-row>
        <table:table-row table:style-name="ro2">
          <table:table-cell office:value-type="string">
            <text:p>TR63</text:p>
          </table:table-cell>
          <table:table-cell office:value-type="string">
            <text:p>UR15</text:p>
          </table:table-cell>
          <table:table-cell office:value-type="string">
            <text:p>Modification</text:p>
          </table:table-cell>
          <table:table-cell office:value-type="string">
            <text:p>Mechanisms for updating contents of an RO.</text:p>
          </table:table-cell>
          <table:table-cell office:value-type="string">
            <text:p>D2.1</text:p>
          </table:table-cell>
          <table:table-cell office:value-type="string">
            <text:p>Was: D2.1/TR2.5a</text:p>
          </table:table-cell>
          <table:table-cell table:number-columns-repeated="1018"/>
        </table:table-row>
        <table:table-row table:style-name="ro6">
          <table:table-cell office:value-type="string">
            <text:p>TR64</text:p>
          </table:table-cell>
          <table:table-cell office:value-type="string">
            <text:p>UR15</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5b</text:p>
          </table:table-cell>
          <table:table-cell table:number-columns-repeated="1018"/>
        </table:table-row>
        <table:table-row table:style-name="ro2">
          <table:table-cell office:value-type="string">
            <text:p>TR65</text:p>
          </table:table-cell>
          <table:table-cell office:value-type="string">
            <text:p>UR16</text:p>
          </table:table-cell>
          <table:table-cell office:value-type="string">
            <text:p>Identification</text:p>
          </table:table-cell>
          <table:table-cell office:value-type="string">
            <text:p>Mechanism for author identification.</text:p>
          </table:table-cell>
          <table:table-cell office:value-type="string">
            <text:p>D2.1</text:p>
          </table:table-cell>
          <table:table-cell office:value-type="string">
            <text:p>Was: D2.1/TR2.6a</text:p>
          </table:table-cell>
          <table:table-cell table:number-columns-repeated="1018"/>
        </table:table-row>
        <table:table-row table:style-name="ro2">
          <table:table-cell office:value-type="string">
            <text:p>TR66</text:p>
          </table:table-cell>
          <table:table-cell office:value-type="string">
            <text:p>UR16</text:p>
          </table:table-cell>
          <table:table-cell office:value-type="string">
            <text:p>Annotation</text:p>
          </table:table-cell>
          <table:table-cell office:value-type="string">
            <text:p>Creator/author annotations for content in ROs.</text:p>
          </table:table-cell>
          <table:table-cell office:value-type="string">
            <text:p>D2.1</text:p>
          </table:table-cell>
          <table:table-cell office:value-type="string">
            <text:p>Was: D2.1/TR2.6b</text:p>
          </table:table-cell>
          <table:table-cell table:number-columns-repeated="1018"/>
        </table:table-row>
        <table:table-row table:style-name="ro2">
          <table:table-cell office:value-type="string">
            <text:p>TR67</text:p>
          </table:table-cell>
          <table:table-cell office:value-type="string">
            <text:p>UR17, UR18</text:p>
          </table:table-cell>
          <table:table-cell office:value-type="string">
            <text:p>Use, Alive</text:p>
          </table:table-cell>
          <table:table-cell office:value-type="string">
            <text:p>Mechanisms for accessing and working with ROs in a “live” state.</text:p>
          </table:table-cell>
          <table:table-cell office:value-type="string">
            <text:p>D2.1</text:p>
          </table:table-cell>
          <table:table-cell office:value-type="string">
            <text:p>Was: D2.1/TR2.7a</text:p>
          </table:table-cell>
          <table:table-cell table:number-columns-repeated="1018"/>
        </table:table-row>
        <table:table-row table:style-name="ro6">
          <table:table-cell office:value-type="string">
            <text:p>TR68</text:p>
          </table:table-cell>
          <table:table-cell office:value-type="string">
            <text:p>UR17, UR18</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7b</text:p>
          </table:table-cell>
          <table:table-cell table:number-columns-repeated="1018"/>
        </table:table-row>
        <table:table-row table:style-name="ro6">
          <table:table-cell office:value-type="string">
            <text:p>TR69</text:p>
          </table:table-cell>
          <table:table-cell office:value-type="string">
            <text:p>UR17, UR18</text:p>
          </table:table-cell>
          <table:table-cell office:value-type="string">
            <text:p>Recoverable, Repairable</text:p>
          </table:table-cell>
          <table:table-cell office:value-type="string">
            <text:p>Mechanisms for dealing with conflicts in changes made to content within ROs and the ROs themselves.</text:p>
          </table:table-cell>
          <table:table-cell office:value-type="string">
            <text:p>D2.1</text:p>
          </table:table-cell>
          <table:table-cell office:value-type="string">
            <text:p>Was: D2.1/TR2.7c</text:p>
          </table:table-cell>
          <table:table-cell table:number-columns-repeated="1018"/>
        </table:table-row>
        <table:table-row table:style-name="ro2">
          <table:table-cell office:value-type="string">
            <text:p>TR70</text:p>
          </table:table-cell>
          <table:table-cell office:value-type="string">
            <text:p>UR19</text:p>
          </table:table-cell>
          <table:table-cell office:value-type="string">
            <text:p>Discovery</text:p>
          </table:table-cell>
          <table:table-cell office:value-type="string">
            <text:p>Searching/browsing of ROs.</text:p>
          </table:table-cell>
          <table:table-cell office:value-type="string">
            <text:p>D2.1</text:p>
          </table:table-cell>
          <table:table-cell office:value-type="string">
            <text:p>Was: D2.1/TR4.1a</text:p>
          </table:table-cell>
          <table:table-cell table:number-columns-repeated="1018"/>
        </table:table-row>
        <table:table-row table:style-name="ro2">
          <table:table-cell office:value-type="string">
            <text:p>TR71</text:p>
          </table:table-cell>
          <table:table-cell office:value-type="string">
            <text:p>UR19</text:p>
          </table:table-cell>
          <table:table-cell office:value-type="string">
            <text:p>Annotation</text:p>
          </table:table-cell>
          <table:table-cell office:value-type="string">
            <text:p>Tagging and other rich annotation capabilities.</text:p>
          </table:table-cell>
          <table:table-cell office:value-type="string">
            <text:p>D2.1</text:p>
          </table:table-cell>
          <table:table-cell office:value-type="string">
            <text:p>Was: D2.1/TR4.1b</text:p>
          </table:table-cell>
          <table:table-cell table:number-columns-repeated="1018"/>
        </table:table-row>
        <table:table-row table:style-name="ro4">
          <table:table-cell office:value-type="string">
            <text:p>TR72</text:p>
          </table:table-cell>
          <table:table-cell office:value-type="string">
            <text:p>UR19</text:p>
          </table:table-cell>
          <table:table-cell office:value-type="string">
            <text:p>Content, Annotation, Linking</text:p>
          </table:table-cell>
          <table:table-cell office:value-type="string">
            <text:p>Mechanisms for defining and finding relations between ROs.</text:p>
          </table:table-cell>
          <table:table-cell office:value-type="string">
            <text:p>D2.1</text:p>
          </table:table-cell>
          <table:table-cell office:value-type="string">
            <text:p>Was: D2.1/TR4.1c</text:p>
          </table:table-cell>
          <table:table-cell table:number-columns-repeated="1018"/>
        </table:table-row>
        <table:table-row table:style-name="ro6">
          <table:table-cell office:value-type="string">
            <text:p>TR73</text:p>
          </table:table-cell>
          <table:table-cell office:value-type="string">
            <text:p>UR20</text:p>
          </table:table-cell>
          <table:table-cell office:value-type="string">
            <text:p>Discovery, Use, Visualization</text:p>
          </table:table-cell>
          <table:table-cell office:value-type="string">
            <text:p>Interfaces for the presentation of overviews.</text:p>
          </table:table-cell>
          <table:table-cell office:value-type="string">
            <text:p>D2.1</text:p>
          </table:table-cell>
          <table:table-cell office:value-type="string">
            <text:p>Was: D2.1/TR4.2a</text:p>
          </table:table-cell>
          <table:table-cell table:number-columns-repeated="1018"/>
        </table:table-row>
        <table:table-row table:style-name="ro4">
          <table:table-cell office:value-type="string">
            <text:p>TR74</text:p>
          </table:table-cell>
          <table:table-cell office:value-type="string">
            <text:p>UR21</text:p>
          </table:table-cell>
          <table:table-cell office:value-type="string">
            <text:p>Recommendation, Reputation, Discovery</text:p>
          </table:table-cell>
          <table:table-cell office:value-type="string">
            <text:p>Support for grouping of ROs by field/tag/content, e.g.: "Most popular in field X" </text:p>
          </table:table-cell>
          <table:table-cell office:value-type="string">
            <text:p>D2.1</text:p>
          </table:table-cell>
          <table:table-cell office:value-type="string">
            <text:p>Was: D2.1/TR4.3a</text:p>
          </table:table-cell>
          <table:table-cell table:number-columns-repeated="1018"/>
        </table:table-row>
        <table:table-row table:style-name="ro6">
          <table:table-cell office:value-type="string">
            <text:p>TR75</text:p>
          </table:table-cell>
          <table:table-cell office:value-type="string">
            <text:p>UR22</text:p>
          </table:table-cell>
          <table:table-cell office:value-type="string">
            <text:p>Discovery, Use, Visualization</text:p>
          </table:table-cell>
          <table:table-cell office:value-type="string">
            <text:p>Interfaces for browsing and following links between resources.</text:p>
          </table:table-cell>
          <table:table-cell office:value-type="string">
            <text:p>D2.1</text:p>
          </table:table-cell>
          <table:table-cell office:value-type="string">
            <text:p>Was: D2.1/TR4.4a</text:p>
          </table:table-cell>
          <table:table-cell table:number-columns-repeated="1018"/>
        </table:table-row>
        <table:table-row table:style-name="ro6">
          <table:table-cell office:value-type="string">
            <text:p>TR76</text:p>
          </table:table-cell>
          <table:table-cell office:value-type="string">
            <text:p>UR22</text:p>
          </table:table-cell>
          <table:table-cell office:value-type="string">
            <text:p>Annotation, Linking, Content</text:p>
          </table:table-cell>
          <table:table-cell office:value-type="string">
            <text:p>Description of relationships between resources.</text:p>
          </table:table-cell>
          <table:table-cell office:value-type="string">
            <text:p>D2.1</text:p>
          </table:table-cell>
          <table:table-cell office:value-type="string">
            <text:p>Was: D2.1/TR4.4b</text:p>
          </table:table-cell>
          <table:table-cell table:number-columns-repeated="1018"/>
        </table:table-row>
        <table:table-row table:style-name="ro2">
          <table:table-cell office:value-type="string">
            <text:p>TR77</text:p>
          </table:table-cell>
          <table:table-cell office:value-type="string">
            <text:p>UR23</text:p>
          </table:table-cell>
          <table:table-cell office:value-type="string">
            <text:p>Creation, Linking</text:p>
          </table:table-cell>
          <table:table-cell office:value-type="string">
            <text:p>Mechanisms for storing data or linking to data.</text:p>
          </table:table-cell>
          <table:table-cell office:value-type="string">
            <text:p>D2.1</text:p>
          </table:table-cell>
          <table:table-cell office:value-type="string">
            <text:p>Was: D2.1/TR4.5a</text:p>
          </table:table-cell>
          <table:table-cell table:number-columns-repeated="1018"/>
        </table:table-row>
        <table:table-row table:style-name="ro2">
          <table:table-cell office:value-type="string">
            <text:p>TR78</text:p>
          </table:table-cell>
          <table:table-cell office:value-type="string">
            <text:p>UR23</text:p>
          </table:table-cell>
          <table:table-cell office:value-type="string">
            <text:p>Use</text:p>
          </table:table-cell>
          <table:table-cell office:value-type="string">
            <text:p>Ability to download data.</text:p>
          </table:table-cell>
          <table:table-cell office:value-type="string">
            <text:p>D2.1</text:p>
          </table:table-cell>
          <table:table-cell office:value-type="string">
            <text:p>Was: D2.1/TR4.5b</text:p>
          </table:table-cell>
          <table:table-cell table:number-columns-repeated="1018"/>
        </table:table-row>
        <table:table-row table:style-name="ro2">
          <table:table-cell office:value-type="string">
            <text:p>TR79</text:p>
          </table:table-cell>
          <table:table-cell office:value-type="string">
            <text:p>UR23</text:p>
          </table:table-cell>
          <table:table-cell office:value-type="string">
            <text:p>Use</text:p>
          </table:table-cell>
          <table:table-cell office:value-type="string">
            <text:p>Ability to request access to data (or forward requests on).</text:p>
          </table:table-cell>
          <table:table-cell office:value-type="string">
            <text:p>D2.1</text:p>
          </table:table-cell>
          <table:table-cell office:value-type="string">
            <text:p>Was: D2.1/TR4.5c</text:p>
          </table:table-cell>
          <table:table-cell table:number-columns-repeated="1018"/>
        </table:table-row>
        <table:table-row table:style-name="ro2">
          <table:table-cell office:value-type="string">
            <text:p>TR80</text:p>
          </table:table-cell>
          <table:table-cell office:value-type="string">
            <text:p>UR24</text:p>
          </table:table-cell>
          <table:table-cell office:value-type="string">
            <text:p>Use</text:p>
          </table:table-cell>
          <table:table-cell office:value-type="string">
            <text:p>Mechanisms for storage/retrieval of structured metadata. </text:p>
          </table:table-cell>
          <table:table-cell office:value-type="string">
            <text:p>D2.1</text:p>
          </table:table-cell>
          <table:table-cell office:value-type="string">
            <text:p>Was: D2.1/TR4.6a</text:p>
          </table:table-cell>
          <table:table-cell table:number-columns-repeated="1018"/>
        </table:table-row>
        <table:table-row table:style-name="ro2">
          <table:table-cell office:value-type="string">
            <text:p>TR81</text:p>
          </table:table-cell>
          <table:table-cell office:value-type="string">
            <text:p>UR24</text:p>
          </table:table-cell>
          <table:table-cell office:value-type="string">
            <text:p>Content</text:p>
          </table:table-cell>
          <table:table-cell office:value-type="string">
            <text:p>Rich representation of metadata.</text:p>
          </table:table-cell>
          <table:table-cell office:value-type="string">
            <text:p>D2.1</text:p>
          </table:table-cell>
          <table:table-cell office:value-type="string">
            <text:p>Was: D2.1/TR4.6b</text:p>
          </table:table-cell>
          <table:table-cell table:number-columns-repeated="1018"/>
        </table:table-row>
        <table:table-row table:style-name="ro2">
          <table:table-cell office:value-type="string">
            <text:p>TR82</text:p>
          </table:table-cell>
          <table:table-cell office:value-type="string">
            <text:p>UR25</text:p>
          </table:table-cell>
          <table:table-cell office:value-type="string">
            <text:p>Annotation</text:p>
          </table:table-cell>
          <table:table-cell office:value-type="string">
            <text:p>Support for describing the overview of workflow/method.</text:p>
          </table:table-cell>
          <table:table-cell office:value-type="string">
            <text:p>D2.1</text:p>
          </table:table-cell>
          <table:table-cell office:value-type="string">
            <text:p>Was: D2.1/TR4.7a</text:p>
          </table:table-cell>
          <table:table-cell table:number-columns-repeated="1018"/>
        </table:table-row>
        <table:table-row table:style-name="ro2">
          <table:table-cell office:value-type="string">
            <text:p>TR83</text:p>
          </table:table-cell>
          <table:table-cell office:value-type="string">
            <text:p>UR25</text:p>
          </table:table-cell>
          <table:table-cell office:value-type="string">
            <text:p>Use</text:p>
          </table:table-cell>
          <table:table-cell office:value-type="string">
            <text:p>Replay workflow execution.</text:p>
          </table:table-cell>
          <table:table-cell office:value-type="string">
            <text:p>D2.1</text:p>
          </table:table-cell>
          <table:table-cell office:value-type="string">
            <text:p>Was: D2.1/TR4.7b</text:p>
          </table:table-cell>
          <table:table-cell table:number-columns-repeated="1018"/>
        </table:table-row>
        <table:table-row table:style-name="ro6">
          <table:table-cell office:value-type="string">
            <text:p>TR84</text:p>
          </table:table-cell>
          <table:table-cell office:value-type="string">
            <text:p>UR26</text:p>
          </table:table-cell>
          <table:table-cell office:value-type="string">
            <text:p>Content</text:p>
          </table:table-cell>
          <table:table-cell office:value-type="string">
            <text:p>Support classification of workflows based on purpose/domain/problem.</text:p>
          </table:table-cell>
          <table:table-cell office:value-type="string">
            <text:p>D2.1</text:p>
          </table:table-cell>
          <table:table-cell office:value-type="string">
            <text:p>Was: D2.1/TR4.8a</text:p>
          </table:table-cell>
          <table:table-cell table:number-columns-repeated="1018"/>
        </table:table-row>
        <table:table-row table:style-name="ro2">
          <table:table-cell office:value-type="string">
            <text:p>TR85</text:p>
          </table:table-cell>
          <table:table-cell office:value-type="string">
            <text:p>UR26</text:p>
          </table:table-cell>
          <table:table-cell office:value-type="string">
            <text:p>Discovery</text:p>
          </table:table-cell>
          <table:table-cell office:value-type="string">
            <text:p>Interfaces for finding similar workflows based on purpose.</text:p>
          </table:table-cell>
          <table:table-cell office:value-type="string">
            <text:p>D2.1</text:p>
          </table:table-cell>
          <table:table-cell office:value-type="string">
            <text:p>Was: D2.1/TR4.8b</text:p>
          </table:table-cell>
          <table:table-cell table:number-columns-repeated="1018"/>
        </table:table-row>
        <table:table-row table:style-name="ro2">
          <table:table-cell office:value-type="string">
            <text:p>TR86</text:p>
          </table:table-cell>
          <table:table-cell office:value-type="string">
            <text:p>UR28</text:p>
          </table:table-cell>
          <table:table-cell office:value-type="string">
            <text:p>Creation</text:p>
          </table:table-cell>
          <table:table-cell office:value-type="string">
            <text:p>System for workflow creation.</text:p>
          </table:table-cell>
          <table:table-cell office:value-type="string">
            <text:p>D2.1</text:p>
          </table:table-cell>
          <table:table-cell office:value-type="string">
            <text:p>Was: D2.1/TR5.1a</text:p>
          </table:table-cell>
          <table:table-cell table:number-columns-repeated="1018"/>
        </table:table-row>
        <table:table-row table:style-name="ro6">
          <table:table-cell office:value-type="string">
            <text:p>TR87</text:p>
          </table:table-cell>
          <table:table-cell office:value-type="string">
            <text:p>UR28</text:p>
          </table:table-cell>
          <table:table-cell office:value-type="string">
            <text:p>Use, Provenance, Content</text:p>
          </table:table-cell>
          <table:table-cell office:value-type="string">
            <text:p>Capture provenance trace of original execution.</text:p>
          </table:table-cell>
          <table:table-cell office:value-type="string">
            <text:p>D2.1</text:p>
          </table:table-cell>
          <table:table-cell office:value-type="string">
            <text:p>Was: D2.1/TR5.1b</text:p>
          </table:table-cell>
          <table:table-cell table:number-columns-repeated="1018"/>
        </table:table-row>
        <table:table-row table:style-name="ro6">
          <table:table-cell office:value-type="string">
            <text:p>TR88</text:p>
          </table:table-cell>
          <table:table-cell office:value-type="string">
            <text:p>UR28</text:p>
          </table:table-cell>
          <table:table-cell office:value-type="string">
            <text:p>Use, Provenance, Content</text:p>
          </table:table-cell>
          <table:table-cell office:value-type="string">
            <text:p>Capture original inputs and required tools.</text:p>
          </table:table-cell>
          <table:table-cell office:value-type="string">
            <text:p>D2.1</text:p>
          </table:table-cell>
          <table:table-cell office:value-type="string">
            <text:p>Was: D2.1/TR5.1c</text:p>
          </table:table-cell>
          <table:table-cell table:number-columns-repeated="1018"/>
        </table:table-row>
        <table:table-row table:style-name="ro2">
          <table:table-cell office:value-type="string">
            <text:p>TR89</text:p>
          </table:table-cell>
          <table:table-cell office:value-type="string">
            <text:p>UR28</text:p>
          </table:table-cell>
          <table:table-cell office:value-type="string">
            <text:p>Use</text:p>
          </table:table-cell>
          <table:table-cell office:value-type="string">
            <text:p>Access to original services or copies of original return values.</text:p>
          </table:table-cell>
          <table:table-cell office:value-type="string">
            <text:p>D2.1</text:p>
          </table:table-cell>
          <table:table-cell office:value-type="string">
            <text:p>Was: D2.1/TR5.1d</text:p>
          </table:table-cell>
          <table:table-cell table:number-columns-repeated="1018"/>
        </table:table-row>
        <table:table-row table:style-name="ro2">
          <table:table-cell office:value-type="string">
            <text:p>TR90</text:p>
          </table:table-cell>
          <table:table-cell office:value-type="string">
            <text:p>UR28</text:p>
          </table:table-cell>
          <table:table-cell office:value-type="string">
            <text:p>Use, Processing</text:p>
          </table:table-cell>
          <table:table-cell office:value-type="string">
            <text:p>Interfaces for running / “playing” ROs.</text:p>
          </table:table-cell>
          <table:table-cell office:value-type="string">
            <text:p>D2.1</text:p>
          </table:table-cell>
          <table:table-cell office:value-type="string">
            <text:p>Was: D2.1/TR5.1e</text:p>
          </table:table-cell>
          <table:table-cell table:number-columns-repeated="1018"/>
        </table:table-row>
        <table:table-row table:style-name="ro6">
          <table:table-cell office:value-type="string">
            <text:p>TR91</text:p>
          </table:table-cell>
          <table:table-cell office:value-type="string">
            <text:p>UR29</text:p>
          </table:table-cell>
          <table:table-cell office:value-type="string">
            <text:p>Use, Presentation</text:p>
          </table:table-cell>
          <table:table-cell office:value-type="string">
            <text:p>Browse annotations on how relationship was made (for instance "dataX producedBy runY of workflowZ using inputA").</text:p>
          </table:table-cell>
          <table:table-cell office:value-type="string">
            <text:p>D2.1</text:p>
          </table:table-cell>
          <table:table-cell table:style-name="ce25" office:value-type="string">
            <text:p>Was D2.1: TR5.2a.</text:p>
            <text:p>??Reinstate Reviewable?</text:p>
          </table:table-cell>
          <table:table-cell table:number-columns-repeated="1018"/>
        </table:table-row>
        <table:table-row table:style-name="ro6">
          <table:table-cell office:value-type="string">
            <text:p>TR92</text:p>
          </table:table-cell>
          <table:table-cell office:value-type="string">
            <text:p>UR30</text:p>
          </table:table-cell>
          <table:table-cell office:value-type="string">
            <text:p>Use, Comparison</text:p>
          </table:table-cell>
          <table:table-cell office:value-type="string">
            <text:p>Verify data equality/similarity via checksums, timestamps, actual content, etc.</text:p>
          </table:table-cell>
          <table:table-cell office:value-type="string">
            <text:p>D2.1</text:p>
          </table:table-cell>
          <table:table-cell office:value-type="string">
            <text:p>Was: D2.1/TR5.3a</text:p>
          </table:table-cell>
          <table:table-cell table:number-columns-repeated="1018"/>
        </table:table-row>
        <table:table-row table:style-name="ro6">
          <table:table-cell office:value-type="string">
            <text:p>TR93</text:p>
          </table:table-cell>
          <table:table-cell office:value-type="string">
            <text:p>UR31</text:p>
          </table:table-cell>
          <table:table-cell office:value-type="string">
            <text:p>Use, Comparison, Processing</text:p>
          </table:table-cell>
          <table:table-cell office:value-type="string">
            <text:p>Mechanisms for checking updates to external data.</text:p>
          </table:table-cell>
          <table:table-cell office:value-type="string">
            <text:p>D2.1</text:p>
          </table:table-cell>
          <table:table-cell office:value-type="string">
            <text:p>Was: D2.1/TR5.4a</text:p>
          </table:table-cell>
          <table:table-cell table:number-columns-repeated="1018"/>
        </table:table-row>
        <table:table-row table:style-name="ro2">
          <table:table-cell office:value-type="string">
            <text:p>TR94</text:p>
          </table:table-cell>
          <table:table-cell office:value-type="string">
            <text:p>UR31</text:p>
          </table:table-cell>
          <table:table-cell office:value-type="string">
            <text:p>Use</text:p>
          </table:table-cell>
          <table:table-cell office:value-type="string">
            <text:p>Notifications for changes detected.</text:p>
          </table:table-cell>
          <table:table-cell office:value-type="string">
            <text:p>D2.1</text:p>
          </table:table-cell>
          <table:table-cell office:value-type="string">
            <text:p>Was: D2.1/TR5.4b</text:p>
          </table:table-cell>
          <table:table-cell table:number-columns-repeated="1018"/>
        </table:table-row>
        <table:table-row table:style-name="ro6">
          <table:table-cell office:value-type="string">
            <text:p>TR95</text:p>
          </table:table-cell>
          <table:table-cell office:value-type="string">
            <text:p>UR32</text:p>
          </table:table-cell>
          <table:table-cell office:value-type="string">
            <text:p>Use, Presentation</text:p>
          </table:table-cell>
          <table:table-cell office:value-type="string">
            <text:p>Support for browsing annotations on steps to validate scientific reasoning. </text:p>
          </table:table-cell>
          <table:table-cell office:value-type="string">
            <text:p>D2.1</text:p>
          </table:table-cell>
          <table:table-cell office:value-type="string">
            <text:p>Was: D2.1/TR5.5a</text:p>
          </table:table-cell>
          <table:table-cell table:number-columns-repeated="1018"/>
        </table:table-row>
        <table:table-row table:style-name="ro6">
          <table:table-cell office:value-type="string">
            <text:p>TR96</text:p>
          </table:table-cell>
          <table:table-cell office:value-type="string">
            <text:p>UR32</text:p>
          </table:table-cell>
          <table:table-cell office:value-type="string">
            <text:p>Use, Comparison</text:p>
          </table:table-cell>
          <table:table-cell office:value-type="string">
            <text:p>Support for comparing steps with known methodologies (abstract workflows)</text:p>
          </table:table-cell>
          <table:table-cell office:value-type="string">
            <text:p>D2.1</text:p>
          </table:table-cell>
          <table:table-cell office:value-type="string">
            <text:p>Was: D2.1/TR5.5b</text:p>
          </table:table-cell>
          <table:table-cell table:number-columns-repeated="1018"/>
        </table:table-row>
        <table:table-row table:style-name="ro6">
          <table:table-cell office:value-type="string">
            <text:p>TR97</text:p>
          </table:table-cell>
          <table:table-cell office:value-type="string">
            <text:p>UR33</text:p>
          </table:table-cell>
          <table:table-cell office:value-type="string">
            <text:p>Use, Presentation, Provenance</text:p>
          </table:table-cell>
          <table:table-cell office:value-type="string">
            <text:p>Support for browsing annotations on origin/source of data.</text:p>
          </table:table-cell>
          <table:table-cell office:value-type="string">
            <text:p>D2.1</text:p>
          </table:table-cell>
          <table:table-cell office:value-type="string">
            <text:p>Was: D2.1/TR5.6a</text:p>
          </table:table-cell>
          <table:table-cell table:number-columns-repeated="1018"/>
        </table:table-row>
        <table:table-row table:style-name="ro4">
          <table:table-cell office:value-type="string">
            <text:p>TR98</text:p>
          </table:table-cell>
          <table:table-cell office:value-type="string">
            <text:p>UR33</text:p>
          </table:table-cell>
          <table:table-cell office:value-type="string">
            <text:p>Use, Presentation, Linking, Comparison</text:p>
          </table:table-cell>
          <table:table-cell office:value-type="string">
            <text:p>Mechanisms for following links to verify data equality/similarity/validity.</text:p>
          </table:table-cell>
          <table:table-cell office:value-type="string">
            <text:p>D2.1</text:p>
          </table:table-cell>
          <table:table-cell office:value-type="string">
            <text:p>Was: D2.1/TR5.6b</text:p>
          </table:table-cell>
          <table:table-cell table:number-columns-repeated="1018"/>
        </table:table-row>
        <table:table-row table:style-name="ro4">
          <table:table-cell office:value-type="string">
            <text:p>TR99</text:p>
          </table:table-cell>
          <table:table-cell office:value-type="string">
            <text:p>UR34</text:p>
          </table:table-cell>
          <table:table-cell office:value-type="string">
            <text:p>Recommendation, Reputation, Annotation</text:p>
          </table:table-cell>
          <table:table-cell office:value-type="string">
            <text:p>Mechanisms for rating and recommending content.</text:p>
          </table:table-cell>
          <table:table-cell office:value-type="string">
            <text:p>D2.1</text:p>
          </table:table-cell>
          <table:table-cell office:value-type="string">
            <text:p>Was: D2.1/TR5.7a</text:p>
          </table:table-cell>
          <table:table-cell table:number-columns-repeated="1018"/>
        </table:table-row>
        <table:table-row table:style-name="ro2">
          <table:table-cell office:value-type="string">
            <text:p>TR100</text:p>
          </table:table-cell>
          <table:table-cell office:value-type="string">
            <text:p>UR34</text:p>
          </table:table-cell>
          <table:table-cell office:value-type="string">
            <text:p>Versioning</text:p>
          </table:table-cell>
          <table:table-cell office:value-type="string">
            <text:p>Capturing rating changes over time as RO evolves.</text:p>
          </table:table-cell>
          <table:table-cell office:value-type="string">
            <text:p>D2.1</text:p>
          </table:table-cell>
          <table:table-cell table:number-columns-repeated="1019"/>
        </table:table-row>
        <table:table-row table:style-name="ro6">
          <table:table-cell office:value-type="string">
            <text:p>TR101</text:p>
          </table:table-cell>
          <table:table-cell office:value-type="string">
            <text:p>UR35</text:p>
          </table:table-cell>
          <table:table-cell office:value-type="string">
            <text:p>Discovery</text:p>
          </table:table-cell>
          <table:table-cell office:value-type="string">
            <text:p>Mechanisms for finding similar ROs (e.g.: with similar/same data/services/workflows). </text:p>
          </table:table-cell>
          <table:table-cell office:value-type="string">
            <text:p>D2.1</text:p>
          </table:table-cell>
          <table:table-cell office:value-type="string">
            <text:p>Was: D2.1/TR6.1a</text:p>
          </table:table-cell>
          <table:table-cell table:number-columns-repeated="1018"/>
        </table:table-row>
        <table:table-row table:style-name="ro6">
          <table:table-cell office:value-type="string">
            <text:p>TR102</text:p>
          </table:table-cell>
          <table:table-cell office:value-type="string">
            <text:p>UR35</text:p>
          </table:table-cell>
          <table:table-cell office:value-type="string">
            <text:p>Discovery</text:p>
          </table:table-cell>
          <table:table-cell office:value-type="string">
            <text:p>Mechanisms for finding ROs based on scientific field, keywords/tags, methodology.</text:p>
          </table:table-cell>
          <table:table-cell office:value-type="string">
            <text:p>D2.1</text:p>
          </table:table-cell>
          <table:table-cell office:value-type="string">
            <text:p>Was: D2.1/TR6.1b</text:p>
          </table:table-cell>
          <table:table-cell table:number-columns-repeated="1018"/>
        </table:table-row>
        <table:table-row table:style-name="ro6">
          <table:table-cell office:value-type="string">
            <text:p>TR103</text:p>
          </table:table-cell>
          <table:table-cell office:value-type="string">
            <text:p>UR35</text:p>
          </table:table-cell>
          <table:table-cell office:value-type="string">
            <text:p>Comparison</text:p>
          </table:table-cell>
          <table:table-cell office:value-type="string">
            <text:p>Mechanisms for comparing workflow/methodology structure, in particular the abstract workflow.</text:p>
          </table:table-cell>
          <table:table-cell office:value-type="string">
            <text:p>D2.1</text:p>
          </table:table-cell>
          <table:table-cell office:value-type="string">
            <text:p>Was: D2.1/TR6.1c</text:p>
          </table:table-cell>
          <table:table-cell table:number-columns-repeated="1018"/>
        </table:table-row>
        <table:table-row table:style-name="ro2">
          <table:table-cell office:value-type="string">
            <text:p>TR104</text:p>
          </table:table-cell>
          <table:table-cell office:value-type="string">
            <text:p>UR35</text:p>
          </table:table-cell>
          <table:table-cell office:value-type="string">
            <text:p>Comparison</text:p>
          </table:table-cell>
          <table:table-cell office:value-type="string">
            <text:p>Mechanisms for comparing workflow structures. </text:p>
          </table:table-cell>
          <table:table-cell office:value-type="string">
            <text:p>D2.1</text:p>
          </table:table-cell>
          <table:table-cell office:value-type="string">
            <text:p>Was: D2.1/TR6.2a</text:p>
          </table:table-cell>
          <table:table-cell table:number-columns-repeated="1018"/>
        </table:table-row>
        <table:table-row table:style-name="ro2">
          <table:table-cell office:value-type="string">
            <text:p>TR105</text:p>
          </table:table-cell>
          <table:table-cell office:value-type="string">
            <text:p>UR35</text:p>
          </table:table-cell>
          <table:table-cell office:value-type="string">
            <text:p>Comparison</text:p>
          </table:table-cell>
          <table:table-cell office:value-type="string">
            <text:p>Mechanisms for comparing individual data items between ROs.</text:p>
          </table:table-cell>
          <table:table-cell office:value-type="string">
            <text:p>D2.1</text:p>
          </table:table-cell>
          <table:table-cell office:value-type="string">
            <text:p>Was: D2.1/TR6.2b</text:p>
          </table:table-cell>
          <table:table-cell table:number-columns-repeated="1018"/>
        </table:table-row>
        <table:table-row table:style-name="ro4">
          <table:table-cell office:value-type="string">
            <text:p>TR106</text:p>
          </table:table-cell>
          <table:table-cell office:value-type="string">
            <text:p>UR35</text:p>
          </table:table-cell>
          <table:table-cell office:value-type="string">
            <text:p>Annotation, Discovery, Presentation</text:p>
          </table:table-cell>
          <table:table-cell office:value-type="string">
            <text:p>Mechanisms for browsing scientific reasoning of relationships between resources.</text:p>
          </table:table-cell>
          <table:table-cell office:value-type="string">
            <text:p>D2.1</text:p>
          </table:table-cell>
          <table:table-cell office:value-type="string">
            <text:p>Was: D2.1/TR6.2c</text:p>
          </table:table-cell>
          <table:table-cell table:number-columns-repeated="1018"/>
        </table:table-row>
        <table:table-row table:style-name="ro4">
          <table:table-cell office:value-type="string">
            <text:p>TR107</text:p>
          </table:table-cell>
          <table:table-cell office:value-type="string">
            <text:p>UR35</text:p>
          </table:table-cell>
          <table:table-cell office:value-type="string">
            <text:p>Annotation, Comparison, Presentation</text:p>
          </table:table-cell>
          <table:table-cell office:value-type="string">
            <text:p>Mechanisms for comparing hypothesis of each RO.</text:p>
          </table:table-cell>
          <table:table-cell office:value-type="string">
            <text:p>D2.1</text:p>
          </table:table-cell>
          <table:table-cell office:value-type="string">
            <text:p>Was: D2.1/TR6.2d</text:p>
          </table:table-cell>
          <table:table-cell table:number-columns-repeated="1018"/>
        </table:table-row>
        <table:table-row table:style-name="ro2">
          <table:table-cell office:value-type="string">
            <text:p>TR108</text:p>
          </table:table-cell>
          <table:table-cell office:value-type="string">
            <text:p>UR36</text:p>
          </table:table-cell>
          <table:table-cell office:value-type="string">
            <text:p>Linking</text:p>
          </table:table-cell>
          <table:table-cell office:value-type="string">
            <text:p>Support for embedding/linking to existing workflows in ROs.</text:p>
          </table:table-cell>
          <table:table-cell office:value-type="string">
            <text:p>D2.1</text:p>
          </table:table-cell>
          <table:table-cell office:value-type="string">
            <text:p>Was: D2.1/TR7.1a</text:p>
          </table:table-cell>
          <table:table-cell table:number-columns-repeated="1018"/>
        </table:table-row>
        <table:table-row table:style-name="ro4">
          <table:table-cell office:value-type="string">
            <text:p>TR109</text:p>
          </table:table-cell>
          <table:table-cell office:value-type="string">
            <text:p>UR36</text:p>
          </table:table-cell>
          <table:table-cell office:value-type="string">
            <text:p>Creation, Modification, Versioning</text:p>
          </table:table-cell>
          <table:table-cell office:value-type="string">
            <text:p>Support for customising existing workflows, keeping links to original.</text:p>
          </table:table-cell>
          <table:table-cell office:value-type="string">
            <text:p>D2.1</text:p>
          </table:table-cell>
          <table:table-cell office:value-type="string">
            <text:p>Was: D2.1/TR7.1b</text:p>
          </table:table-cell>
          <table:table-cell table:number-columns-repeated="1018"/>
        </table:table-row>
        <table:table-row table:style-name="ro2">
          <table:table-cell office:value-type="string">
            <text:p>TR110</text:p>
          </table:table-cell>
          <table:table-cell office:value-type="string">
            <text:p>UR36</text:p>
          </table:table-cell>
          <table:table-cell office:value-type="string">
            <text:p>Referenceable</text:p>
          </table:table-cell>
          <table:table-cell office:value-type="string">
            <text:p>Ability to gather citations to existing RO. </text:p>
          </table:table-cell>
          <table:table-cell office:value-type="string">
            <text:p>D2.1</text:p>
          </table:table-cell>
          <table:table-cell office:value-type="string">
            <text:p>Was: D2.1/TR7.2a</text:p>
          </table:table-cell>
          <table:table-cell table:number-columns-repeated="1018"/>
        </table:table-row>
        <table:table-row table:style-name="ro6">
          <table:table-cell office:value-type="string">
            <text:p>TR111</text:p>
          </table:table-cell>
          <table:table-cell office:value-type="string">
            <text:p>UR36</text:p>
          </table:table-cell>
          <table:table-cell office:value-type="string">
            <text:p>Versioning, Use</text:p>
          </table:table-cell>
          <table:table-cell office:value-type="string">
            <text:p>Support for getting the “latest” version or past versions of workflows/ROs.</text:p>
          </table:table-cell>
          <table:table-cell office:value-type="string">
            <text:p>D2.1</text:p>
          </table:table-cell>
          <table:table-cell office:value-type="string">
            <text:p>Was: D2.1/TR7.2b</text:p>
          </table:table-cell>
          <table:table-cell table:number-columns-repeated="1018"/>
        </table:table-row>
        <table:table-row table:style-name="ro6">
          <table:table-cell office:value-type="string">
            <text:p>TR112</text:p>
          </table:table-cell>
          <table:table-cell office:value-type="string">
            <text:p>UR36</text:p>
          </table:table-cell>
          <table:table-cell office:value-type="string">
            <text:p>Discovery, Linking</text:p>
          </table:table-cell>
          <table:table-cell office:value-type="string">
            <text:p>Support for discovering and referencing other people’s extensions/uses of chosen workflow.</text:p>
          </table:table-cell>
          <table:table-cell office:value-type="string">
            <text:p>D2.1</text:p>
          </table:table-cell>
          <table:table-cell office:value-type="string">
            <text:p>Was: D2.1/TR7.2c</text:p>
          </table:table-cell>
          <table:table-cell table:number-columns-repeated="1018"/>
        </table:table-row>
        <table:table-row table:style-name="ro6">
          <table:table-cell office:value-type="string">
            <text:p>TR113</text:p>
          </table:table-cell>
          <table:table-cell office:value-type="string">
            <text:p>UR37</text:p>
          </table:table-cell>
          <table:table-cell office:value-type="string">
            <text:p>Annotation, Composition</text:p>
          </table:table-cell>
          <table:table-cell office:value-type="string">
            <text:p>Support for describing the individual components/parts of workflows.</text:p>
          </table:table-cell>
          <table:table-cell office:value-type="string">
            <text:p>D2.1</text:p>
          </table:table-cell>
          <table:table-cell office:value-type="string">
            <text:p>Was: D2.1/TR7.3a</text:p>
          </table:table-cell>
          <table:table-cell table:number-columns-repeated="1018"/>
        </table:table-row>
        <table:table-row table:style-name="ro6">
          <table:table-cell office:value-type="string">
            <text:p>TR114</text:p>
          </table:table-cell>
          <table:table-cell office:value-type="string">
            <text:p>UR37</text:p>
          </table:table-cell>
          <table:table-cell office:value-type="string">
            <text:p>Discovery, Composition</text:p>
          </table:table-cell>
          <table:table-cell office:value-type="string">
            <text:p>Mechanisms for finding components/parts of workflows.</text:p>
          </table:table-cell>
          <table:table-cell office:value-type="string">
            <text:p>D2.1</text:p>
          </table:table-cell>
          <table:table-cell office:value-type="string">
            <text:p>Was: D2.1/TR7.3b</text:p>
          </table:table-cell>
          <table:table-cell table:number-columns-repeated="1018"/>
        </table:table-row>
        <table:table-row table:style-name="ro6">
          <table:table-cell office:value-type="string">
            <text:p>TR115</text:p>
          </table:table-cell>
          <table:table-cell office:value-type="string">
            <text:p>UR37</text:p>
          </table:table-cell>
          <table:table-cell office:value-type="string">
            <text:p>Identification, Composition</text:p>
          </table:table-cell>
          <table:table-cell office:value-type="string">
            <text:p>Identification mechanisms for individual components/parts of workflows.</text:p>
          </table:table-cell>
          <table:table-cell office:value-type="string">
            <text:p>D2.1</text:p>
          </table:table-cell>
          <table:table-cell office:value-type="string">
            <text:p>Was: D2.1/TR7.3c</text:p>
          </table:table-cell>
          <table:table-cell table:number-columns-repeated="1018"/>
        </table:table-row>
        <table:table-row table:style-name="ro6">
          <table:table-cell office:value-type="string">
            <text:p>TR116</text:p>
          </table:table-cell>
          <table:table-cell office:value-type="string">
            <text:p>UR38</text:p>
          </table:table-cell>
          <table:table-cell office:value-type="string">
            <text:p>Use, Processing</text:p>
          </table:table-cell>
          <table:table-cell office:value-type="string">
            <text:p>Ability to verify that workflow can still run (e.g.: by checking if underlying web services used are still accessible).</text:p>
          </table:table-cell>
          <table:table-cell office:value-type="string">
            <text:p>D2.1</text:p>
          </table:table-cell>
          <table:table-cell office:value-type="string">
            <text:p>Was: D2.1/TR7.4a</text:p>
          </table:table-cell>
          <table:table-cell table:number-columns-repeated="1018"/>
        </table:table-row>
        <table:table-row table:style-name="ro6">
          <table:table-cell office:value-type="string">
            <text:p>TR117</text:p>
          </table:table-cell>
          <table:table-cell office:value-type="string">
            <text:p>UR39</text:p>
          </table:table-cell>
          <table:table-cell office:value-type="string">
            <text:p>Use, Processing</text:p>
          </table:table-cell>
          <table:table-cell office:value-type="string">
            <text:p>Ability to verify that parts of workflow can still run (e.g.: by checking if underlying web services used are still accessible).</text:p>
          </table:table-cell>
          <table:table-cell office:value-type="string">
            <text:p>D2.1</text:p>
          </table:table-cell>
          <table:table-cell office:value-type="string">
            <text:p>Was: D2.1/TR7.5a</text:p>
          </table:table-cell>
          <table:table-cell table:number-columns-repeated="1018"/>
        </table:table-row>
        <table:table-row table:style-name="ro6">
          <table:table-cell office:value-type="string">
            <text:p>TR118</text:p>
          </table:table-cell>
          <table:table-cell office:value-type="string">
            <text:p>UR40</text:p>
          </table:table-cell>
          <table:table-cell office:value-type="string">
            <text:p>Use, Linking</text:p>
          </table:table-cell>
          <table:table-cell office:value-type="string">
            <text:p>Support for linking/referencing of resources from one RO to another, including retrieval of data.</text:p>
          </table:table-cell>
          <table:table-cell office:value-type="string">
            <text:p>D2.1</text:p>
          </table:table-cell>
          <table:table-cell office:value-type="string">
            <text:p>Was: D2.1/TR7.6a</text:p>
          </table:table-cell>
          <table:table-cell table:number-columns-repeated="1018"/>
        </table:table-row>
        <table:table-row table:style-name="ro6">
          <table:table-cell office:value-type="string">
            <text:p>TR119</text:p>
          </table:table-cell>
          <table:table-cell office:value-type="string">
            <text:p>UR40</text:p>
          </table:table-cell>
          <table:table-cell office:value-type="string">
            <text:p>Versioning, Linking</text:p>
          </table:table-cell>
          <table:table-cell office:value-type="string">
            <text:p>Support for linking to newer versions of data from later runs.</text:p>
          </table:table-cell>
          <table:table-cell office:value-type="string">
            <text:p>D2.1</text:p>
          </table:table-cell>
          <table:table-cell office:value-type="string">
            <text:p>Was: D2.1/TR7.6b</text:p>
          </table:table-cell>
          <table:table-cell table:number-columns-repeated="1018"/>
        </table:table-row>
        <table:table-row table:style-name="ro6">
          <table:table-cell office:value-type="string">
            <text:p>TR120</text:p>
          </table:table-cell>
          <table:table-cell office:value-type="string">
            <text:p>UR40</text:p>
          </table:table-cell>
          <table:table-cell office:value-type="string">
            <text:p>Linking, Provenenace</text:p>
          </table:table-cell>
          <table:table-cell office:value-type="string">
            <text:p>Support for linking/referencing of resources, but also following its links back to origin/source </text:p>
          </table:table-cell>
          <table:table-cell office:value-type="string">
            <text:p>D2.1</text:p>
          </table:table-cell>
          <table:table-cell office:value-type="string">
            <text:p>Was: D2.1/TR7.7a</text:p>
          </table:table-cell>
          <table:table-cell table:number-columns-repeated="1018"/>
        </table:table-row>
        <table:table-row table:style-name="ro2">
          <table:table-cell office:value-type="string">
            <text:p>TR121</text:p>
          </table:table-cell>
          <table:table-cell office:value-type="string">
            <text:p>UR41</text:p>
          </table:table-cell>
          <table:table-cell office:value-type="string">
            <text:p>Versioning</text:p>
          </table:table-cell>
          <table:table-cell office:value-type="string">
            <text:p>Support for the notion of a 'version' (possibly non-linear).</text:p>
          </table:table-cell>
          <table:table-cell office:value-type="string">
            <text:p>D2.1</text:p>
          </table:table-cell>
          <table:table-cell office:value-type="string">
            <text:p>Was: D2.1/TR7.8a</text:p>
          </table:table-cell>
          <table:table-cell table:number-columns-repeated="1018"/>
        </table:table-row>
        <table:table-row table:style-name="ro6">
          <table:table-cell office:value-type="string">
            <text:p>TR122</text:p>
          </table:table-cell>
          <table:table-cell office:value-type="string">
            <text:p>UR41</text:p>
          </table:table-cell>
          <table:table-cell office:value-type="string">
            <text:p>Linking, Versioning</text:p>
          </table:table-cell>
          <table:table-cell office:value-type="string">
            <text:p>Support for forward-links to versions in other repositories/by other users.</text:p>
          </table:table-cell>
          <table:table-cell office:value-type="string">
            <text:p>D2.1</text:p>
          </table:table-cell>
          <table:table-cell office:value-type="string">
            <text:p>Was: D2.1/TR7.8b</text:p>
          </table:table-cell>
          <table:table-cell table:number-columns-repeated="1018"/>
        </table:table-row>
        <table:table-row table:style-name="ro6">
          <table:table-cell office:value-type="string">
            <text:p>TR123</text:p>
          </table:table-cell>
          <table:table-cell office:value-type="string">
            <text:p>UR41</text:p>
          </table:table-cell>
          <table:table-cell office:value-type="string">
            <text:p>History, Versioning</text:p>
          </table:table-cell>
          <table:table-cell office:value-type="string">
            <text:p>Capture history of workflow evolution</text:p>
          </table:table-cell>
          <table:table-cell office:value-type="string">
            <text:p>D2.1</text:p>
          </table:table-cell>
          <table:table-cell office:value-type="string">
            <text:p>Was: D2.1/TR7.9a</text:p>
          </table:table-cell>
          <table:table-cell table:number-columns-repeated="1018"/>
        </table:table-row>
        <table:table-row table:style-name="ro6">
          <table:table-cell office:value-type="string">
            <text:p>TR124</text:p>
          </table:table-cell>
          <table:table-cell office:value-type="string">
            <text:p>UR41</text:p>
          </table:table-cell>
          <table:table-cell office:value-type="string">
            <text:p>Versioning, Comparison</text:p>
          </table:table-cell>
          <table:table-cell office:value-type="string">
            <text:p>Support for comparing different versions of workflows</text:p>
          </table:table-cell>
          <table:table-cell office:value-type="string">
            <text:p>D2.1</text:p>
          </table:table-cell>
          <table:table-cell office:value-type="string">
            <text:p>Was: D2.1/TR7.10a</text:p>
          </table:table-cell>
          <table:table-cell table:number-columns-repeated="1018"/>
        </table:table-row>
        <table:table-row table:style-name="ro6">
          <table:table-cell office:value-type="string">
            <text:p>TR125</text:p>
          </table:table-cell>
          <table:table-cell office:value-type="string">
            <text:p>UR42</text:p>
          </table:table-cell>
          <table:table-cell office:value-type="string">
            <text:p>Use, Access, Composition</text:p>
          </table:table-cell>
          <table:table-cell office:value-type="string">
            <text:p>Support for extracting content in a whole and atomic fashion.</text:p>
          </table:table-cell>
          <table:table-cell office:value-type="string">
            <text:p>D2.1</text:p>
          </table:table-cell>
          <table:table-cell office:value-type="string">
            <text:p>Was: D2.1/TR7.11a</text:p>
          </table:table-cell>
          <table:table-cell table:number-columns-repeated="1018"/>
        </table:table-row>
        <table:table-row table:style-name="ro6">
          <table:table-cell office:value-type="string">
            <text:p>TR126</text:p>
          </table:table-cell>
          <table:table-cell office:value-type="string">
            <text:p>UR42</text:p>
          </table:table-cell>
          <table:table-cell office:value-type="string">
            <text:p>Provenance, Use</text:p>
          </table:table-cell>
          <table:table-cell office:value-type="string">
            <text:p>Capture enough information (such as the source and usage) about content, to enable easy reuse.</text:p>
          </table:table-cell>
          <table:table-cell office:value-type="string">
            <text:p>D2.1</text:p>
          </table:table-cell>
          <table:table-cell office:value-type="string">
            <text:p>Was: D2.1/TR7.11b</text:p>
          </table:table-cell>
          <table:table-cell table:number-columns-repeated="1018"/>
        </table:table-row>
        <table:table-row table:style-name="ro6">
          <table:table-cell office:value-type="string">
            <text:p>TR127</text:p>
          </table:table-cell>
          <table:table-cell office:value-type="string">
            <text:p>UR46</text:p>
          </table:table-cell>
          <table:table-cell office:value-type="string">
            <text:p>Use, Access, Composition</text:p>
          </table:table-cell>
          <table:table-cell office:value-type="string">
            <text:p>Mechanisms to ensure components of RO are accessible.</text:p>
          </table:table-cell>
          <table:table-cell office:value-type="string">
            <text:p>D2.1</text:p>
          </table:table-cell>
          <table:table-cell office:value-type="string">
            <text:p>Was: D2.1/TR8.1a</text:p>
          </table:table-cell>
          <table:table-cell table:number-columns-repeated="1018"/>
        </table:table-row>
        <table:table-row table:style-name="ro2">
          <table:table-cell office:value-type="string">
            <text:p>TR128</text:p>
          </table:table-cell>
          <table:table-cell office:value-type="string">
            <text:p>UR46</text:p>
          </table:table-cell>
          <table:table-cell office:value-type="string">
            <text:p>Versioning</text:p>
          </table:table-cell>
          <table:table-cell office:value-type="string">
            <text:p>Support for snapshots of RO and its resources. </text:p>
          </table:table-cell>
          <table:table-cell office:value-type="string">
            <text:p>D2.1</text:p>
          </table:table-cell>
          <table:table-cell office:value-type="string">
            <text:p>Was: D2.1/TR8.1b</text:p>
          </table:table-cell>
          <table:table-cell table:number-columns-repeated="1018"/>
        </table:table-row>
        <table:table-row table:style-name="ro2">
          <table:table-cell office:value-type="string">
            <text:p>TR129</text:p>
          </table:table-cell>
          <table:table-cell office:value-type="string">
            <text:p>UR46</text:p>
          </table:table-cell>
          <table:table-cell office:value-type="string">
            <text:p>Publication</text:p>
          </table:table-cell>
          <table:table-cell office:value-type="string">
            <text:p>Support for including ROs in publication sources.</text:p>
          </table:table-cell>
          <table:table-cell office:value-type="string">
            <text:p>D2.1</text:p>
          </table:table-cell>
          <table:table-cell office:value-type="string">
            <text:p>Was: D2.1/TR8.1c</text:p>
          </table:table-cell>
          <table:table-cell table:number-columns-repeated="1018"/>
        </table:table-row>
        <table:table-row table:style-name="ro2">
          <table:table-cell office:value-type="string">
            <text:p>TR130</text:p>
          </table:table-cell>
          <table:table-cell office:value-type="string">
            <text:p>UR47</text:p>
          </table:table-cell>
          <table:table-cell office:value-type="string">
            <text:p>Referenceable</text:p>
          </table:table-cell>
          <table:table-cell office:value-type="string">
            <text:p>Mechanisms for identification of published ROs.</text:p>
          </table:table-cell>
          <table:table-cell office:value-type="string">
            <text:p>D2.1</text:p>
          </table:table-cell>
          <table:table-cell office:value-type="string">
            <text:p>Was: D2.1/TR8.2a</text:p>
          </table:table-cell>
          <table:table-cell table:number-columns-repeated="1018"/>
        </table:table-row>
        <table:table-row table:style-name="ro2">
          <table:table-cell office:value-type="string">
            <text:p>TR131</text:p>
          </table:table-cell>
          <table:table-cell office:value-type="string">
            <text:p>UR47</text:p>
          </table:table-cell>
          <table:table-cell office:value-type="string">
            <text:p>Referenceable</text:p>
          </table:table-cell>
          <table:table-cell office:value-type="string">
            <text:p>Mechanisms for citation.</text:p>
          </table:table-cell>
          <table:table-cell office:value-type="string">
            <text:p>D2.1</text:p>
          </table:table-cell>
          <table:table-cell office:value-type="string">
            <text:p>Was: D2.1/TR8.2b</text:p>
          </table:table-cell>
          <table:table-cell table:number-columns-repeated="1018"/>
        </table:table-row>
        <table:table-row table:style-name="ro6">
          <table:table-cell office:value-type="string">
            <text:p>TR132</text:p>
          </table:table-cell>
          <table:table-cell office:value-type="string">
            <text:p>UR48</text:p>
          </table:table-cell>
          <table:table-cell office:value-type="string">
            <text:p>Publishing, Discovery</text:p>
          </table:table-cell>
          <table:table-cell office:value-type="string">
            <text:p>Environment for depositing ROs that has a public presence.</text:p>
          </table:table-cell>
          <table:table-cell office:value-type="string">
            <text:p>D2.1</text:p>
          </table:table-cell>
          <table:table-cell office:value-type="string">
            <text:p>Was: D2.1/TR8.3a</text:p>
          </table:table-cell>
          <table:table-cell table:number-columns-repeated="1018"/>
        </table:table-row>
        <table:table-row table:style-name="ro6">
          <table:table-cell office:value-type="string">
            <text:p>TR133</text:p>
          </table:table-cell>
          <table:table-cell office:value-type="string">
            <text:p>UR48</text:p>
          </table:table-cell>
          <table:table-cell office:value-type="string">
            <text:p>Publishing, Discovery</text:p>
          </table:table-cell>
          <table:table-cell office:value-type="string">
            <text:p>Mechanisms for sharing and promoting ROs.</text:p>
          </table:table-cell>
          <table:table-cell office:value-type="string">
            <text:p>D2.1</text:p>
          </table:table-cell>
          <table:table-cell office:value-type="string">
            <text:p>Was: D2.1/TR8.3b</text:p>
          </table:table-cell>
          <table:table-cell table:number-columns-repeated="1018"/>
        </table:table-row>
        <table:table-row table:style-name="ro2">
          <table:table-cell office:value-type="string">
            <text:p>TR134</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4a</text:p>
          </table:table-cell>
          <table:table-cell table:number-columns-repeated="1018"/>
        </table:table-row>
        <table:table-row table:style-name="ro2">
          <table:table-cell office:value-type="string">
            <text:p>TR135</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5a</text:p>
          </table:table-cell>
          <table:table-cell table:number-columns-repeated="1018"/>
        </table:table-row>
        <table:table-row table:style-name="ro2">
          <table:table-cell table:style-name="ce3" office:value-type="string">
            <text:p>.end</text:p>
          </table:table-cell>
          <table:table-cell table:style-name="ce12" table:number-columns-repeated="2"/>
          <table:table-cell table:style-name="ce17"/>
          <table:table-cell table:style-name="ce12" table:number-columns-repeated="2"/>
          <table:table-cell table:style-name="ce4" table:number-columns-repeated="1016"/>
          <table:table-cell table:number-columns-repeated="2"/>
        </table:table-row>
      </table:table>
      <table:table table:name="astro" table:style-name="ta1" table:print="false">
        <office:forms form:automatic-focus="false" form:apply-design-mode="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office:forms form:automatic-focus="false" form:apply-design-mode="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3">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D3.1" table:style-name="ta1" table:print="false">
        <office:forms form:automatic-focus="false" form:apply-design-mode="false"/>
        <table:table-column table:style-name="co13" table:default-cell-style-name="ce7"/>
        <table:table-column table:style-name="co14" table:default-cell-style-name="ce14"/>
        <table:table-column table:style-name="co3" table:default-cell-style-name="ce7"/>
        <table:table-column table:style-name="co15" table:default-cell-style-name="ce32"/>
        <table:table-column table:style-name="co16" table:default-cell-style-name="ce7"/>
        <table:table-column table:style-name="co17" table:default-cell-style-name="ce7"/>
        <table:table-column table:style-name="co18" table:default-cell-style-name="ce7"/>
        <table:table-column table:style-name="co7" table:number-columns-repeated="1016"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1"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table-row>
        <table:table-row table:style-name="ro1">
          <table:table-cell table:number-columns-repeated="2"/>
          <table:table-cell table:style-name="ce13"/>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table:style-name="ce8"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8"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8"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8" office:value-type="string">
            <text:p>// (ECM) Referenceable RO</text:p>
          </table:table-cell>
          <table:table-cell table:number-columns-repeated="1017"/>
        </table:table-row>
        <table:table-row table:style-name="ro10">
          <table:table-cell office:value-type="string">
            <text:p>TR5</text:p>
          </table:table-cell>
          <table:table-cell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8"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8"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8"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8"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8"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8"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8"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8"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8"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8"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8"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8"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8"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office:value-type="string">
            <text:p>D3.1</text:p>
          </table:table-cell>
          <table:table-cell table:style-name="ce8"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8"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8"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8" office:value-type="string">
            <text:p>// (SHA) Access and Security</text:p>
          </table:table-cell>
          <table:table-cell table:number-columns-repeated="1017"/>
        </table:table-row>
        <table:table-row table:style-name="ro1" table:number-rows-repeated="22">
          <table:table-cell table:number-columns-repeated="2"/>
          <table:table-cell table:style-name="ce8"/>
          <table:table-cell table:style-name="ce23"/>
          <table:table-cell/>
          <table:table-cell table:style-name="ce8"/>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D2.1" table:style-name="ta1" table:print="false">
        <office:forms form:automatic-focus="false" form:apply-design-mode="false"/>
        <table:table-column table:style-name="co19" table:default-cell-style-name="ce7"/>
        <table:table-column table:style-name="co20" table:number-columns-repeated="2"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3"/>
          <table:table-cell table:number-columns-repeated="1017"/>
        </table:table-row>
        <table:table-row table:style-name="ro1">
          <table:table-cell table:number-columns-repeated="2"/>
          <table:table-cell table:style-name="ce8" table:number-columns-repeated="4"/>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to create workflows </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24"/>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to collect data </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4</text:p>
          </table:table-cell>
          <table:table-cell table:style-name="ce8" office:value-type="string">
            <text:p>UR3</text:p>
          </table:table-cell>
          <table:table-cell table:style-name="ce8" office:value-type="string">
            <text:p>to aggregate existing resources to access them from a single place</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24"/>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6</text:p>
          </table:table-cell>
          <table:table-cell table:style-name="ce8" office:value-type="string">
            <text:p>UR3</text:p>
          </table:table-cell>
          <table:table-cell table:style-name="ce8" office:value-type="string">
            <text:p>to aggregate existing resources to be sure I have a matching collection</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6">
          <table:table-cell table:style-name="ce8" office:value-type="string">
            <text:p>TR37</text:p>
          </table:table-cell>
          <table:table-cell table:style-name="ce8" office:value-type="string">
            <text:p>UR4</text:p>
          </table:table-cell>
          <table:table-cell table:style-name="ce8" office:value-type="string">
            <text:p>to reference data stored elsewhere</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24"/>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3">
          <table:table-cell table:style-name="ce8" office:value-type="string">
            <text:p>TR39</text:p>
          </table:table-cell>
          <table:table-cell table:style-name="ce8" office:value-type="string">
            <text:p>UR5</text:p>
          </table:table-cell>
          <table:table-cell table:style-name="ce8" office:value-type="string">
            <text:p>to describe the relationships between aggregated resources to see how resources fit together</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24"/>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3">
          <table:table-cell table:style-name="ce8" office:value-type="string">
            <text:p>TR41</text:p>
          </table:table-cell>
          <table:table-cell table:style-name="ce8" office:value-type="string">
            <text:p>UR6</text:p>
          </table:table-cell>
          <table:table-cell table:style-name="ce8" office:value-type="string">
            <text:p>to describe the relationships between aggregated resources to facilitate the automation of processing</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6">
          <table:table-cell table:style-name="ce8" office:value-type="string">
            <text:p>TR42</text:p>
          </table:table-cell>
          <table:table-cell table:style-name="ce8" office:value-type="string">
            <text:p>UR7</text:p>
          </table:table-cell>
          <table:table-cell table:style-name="ce8" office:value-type="string">
            <text:p>to be recognised as the creator of an RO </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24"/>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6">
          <table:table-cell table:style-name="ce8" office:value-type="string">
            <text:p>TR44</text:p>
          </table:table-cell>
          <table:table-cell table:style-name="ce8" office:value-type="string">
            <text:p>UR8</text:p>
          </table:table-cell>
          <table:table-cell table:style-name="ce8" office:value-type="string">
            <text:p>assign a persistent URL to an RO</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24"/>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4">
          <table:table-cell table:style-name="ce8" office:value-type="string">
            <text:p>TR46</text:p>
          </table:table-cell>
          <table:table-cell table:style-name="ce8" office:value-type="string">
            <text:p>UR9</text:p>
          </table:table-cell>
          <table:table-cell table:style-name="ce8" office:value-type="string">
            <text:p>record which web services were used by workflow to track changes</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24"/>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8" office:value-type="string">
            <text:p>record which web services were used to give citations</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24"/>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8" office:value-type="string">
            <text:p>embed publications to find related reference material/citations</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4">
          <table:table-cell table:style-name="ce8" office:value-type="string">
            <text:p>TR51</text:p>
          </table:table-cell>
          <table:table-cell table:style-name="ce8" office:value-type="string">
            <text:p>UR10</text:p>
          </table:table-cell>
          <table:table-cell table:style-name="ce8" office:value-type="string">
            <text:p>embed publications to get information when designing an experiment</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record notes for later reading</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record notes to show reasoning</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4">
          <table:table-cell table:style-name="ce8" office:value-type="string">
            <text:p>TR54</text:p>
          </table:table-cell>
          <table:table-cell table:style-name="ce8" office:value-type="string">
            <text:p>UR12</text:p>
          </table:table-cell>
          <table:table-cell table:style-name="ce8" office:value-type="string">
            <text:p>annotate experimental results using semantic models</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24"/>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6">
          <table:table-cell table:style-name="ce8" office:value-type="string">
            <text:p>TR56</text:p>
          </table:table-cell>
          <table:table-cell table:style-name="ce8" office:value-type="string">
            <text:p>UR13</text:p>
          </table:table-cell>
          <table:table-cell table:style-name="ce8" office:value-type="string">
            <text:p>to provide a workflow, for reuse</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24"/>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8" office:value-type="string">
            <text:p>to provide a workflow, for reviewing</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4">
          <table:table-cell table:style-name="ce8" office:value-type="string">
            <text:p>TR59</text:p>
          </table:table-cell>
          <table:table-cell table:style-name="ce8" office:value-type="string">
            <text:p>UR13</text:p>
          </table:table-cell>
          <table:table-cell table:style-name="ce8" office:value-type="string">
            <text:p>to provide a workflow, for others to repeat the processing performed</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24"/>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8" office:value-type="string">
            <text:p>to provide new or updated data/results </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24"/>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8" office:value-type="string">
            <text:p>to modify contents </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6">
          <table:table-cell table:style-name="ce8" office:value-type="string">
            <text:p>TR65</text:p>
          </table:table-cell>
          <table:table-cell table:style-name="ce8" office:value-type="string">
            <text:p>UR16</text:p>
          </table:table-cell>
          <table:table-cell table:style-name="ce8" office:value-type="string">
            <text:p>to be credited for my contributions </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24"/>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4">
          <table:table-cell table:style-name="ce8" office:value-type="string">
            <text:p>TR67</text:p>
          </table:table-cell>
          <table:table-cell table:style-name="ce8" office:value-type="string">
            <text:p>UR17, UR18</text:p>
          </table:table-cell>
          <table:table-cell table:style-name="ce8" office:value-type="string">
            <text:p>to contribute to ROs being created by other researchers/collaborators</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24"/>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8" office:value-type="string">
            <text:p>to find relevant materials </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24"/>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24"/>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8" office:value-type="string">
            <text:p>to browse an overview</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8" office:value-type="string">
            <text:p>to survey the field</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4">
          <table:table-cell table:style-name="ce8" office:value-type="string">
            <text:p>TR75</text:p>
          </table:table-cell>
          <table:table-cell table:style-name="ce8" office:value-type="string">
            <text:p>UR22</text:p>
          </table:table-cell>
          <table:table-cell table:style-name="ce8" office:value-type="string">
            <text:p>to examine the relationships between resources </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24"/>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8" office:value-type="string">
            <text:p>to access data </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8" office:value-type="string">
            <text:p>to access metadata </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24"/>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8" office:value-type="string">
            <text:p>to follow the steps taken </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24"/>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8" office:value-type="string">
            <text:p>to find workflows by their purpose</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24"/>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6">
          <table:table-cell table:style-name="ce8" office:value-type="string">
            <text:p>TR86</text:p>
          </table:table-cell>
          <table:table-cell table:style-name="ce8" office:value-type="string">
            <text:p>UR28</text:p>
          </table:table-cell>
          <table:table-cell table:style-name="ce8" office:value-type="string">
            <text:p>Rerun an investigation to validate </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24"/>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24"/>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8" office:value-type="string">
            <text:p>to examine the relationships between resources </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8" office:value-type="string">
            <text:p>to access data, to validate </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4">
          <table:table-cell table:style-name="ce8" office:value-type="string">
            <text:p>TR93</text:p>
          </table:table-cell>
          <table:table-cell table:style-name="ce8" office:value-type="string">
            <text:p>UR31</text:p>
          </table:table-cell>
          <table:table-cell table:style-name="ce8" office:value-type="string">
            <text:p>to check if external data has changed, to determine if results are still valid</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24"/>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8" office:value-type="string">
            <text:p>to follow the steps taken </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24"/>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8" office:value-type="string">
            <text:p>to examine the resources and their source </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24"/>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8" office:value-type="string">
            <text:p>to rate and recommend content</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24"/>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101</text:p>
          </table:table-cell>
          <table:table-cell table:style-name="ce8" office:value-type="string">
            <text:p>UR35</text:p>
          </table:table-cell>
          <table:table-cell table:style-name="ce8" office:value-type="string">
            <text:p>to compare an RO with others, to determine novelty </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24"/>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4">
          <table:table-cell table:style-name="ce8" office:value-type="string">
            <text:p>TR104</text:p>
          </table:table-cell>
          <table:table-cell table:style-name="ce8" office:value-type="string">
            <text:p>UR35</text:p>
          </table:table-cell>
          <table:table-cell table:style-name="ce8" office:value-type="string">
            <text:p>to compare an RO with others, to understand differences </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24"/>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24"/>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4">
          <table:table-cell table:style-name="ce8" office:value-type="string">
            <text:p>TR108</text:p>
          </table:table-cell>
          <table:table-cell table:style-name="ce8" office:value-type="string">
            <text:p>UR36</text:p>
          </table:table-cell>
          <table:table-cell table:style-name="ce8" office:value-type="string">
            <text:p>to build a new workflow based on an existing one to save time </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24"/>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4">
          <table:table-cell table:style-name="ce8" office:value-type="string">
            <text:p>TR110</text:p>
          </table:table-cell>
          <table:table-cell table:style-name="ce8" office:value-type="string">
            <text:p>UR36</text:p>
          </table:table-cell>
          <table:table-cell table:style-name="ce8" office:value-type="string">
            <text:p>to build a new workflow based on an existing one to use existing methodology </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24"/>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24"/>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8" office:value-type="string">
            <text:p>to reuse components/parts of other workflows</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24"/>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24"/>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8" office:value-type="string">
            <text:p>to run an existing workflow with new data </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8" office:value-type="string">
            <text:p>to rerun parts of a workflow</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3">
          <table:table-cell table:style-name="ce8" office:value-type="string">
            <text:p>TR118</text:p>
          </table:table-cell>
          <table:table-cell table:style-name="ce8" office:value-type="string">
            <text:p>UR40</text:p>
          </table:table-cell>
          <table:table-cell table:style-name="ce8" office:value-type="string">
            <text:p>to use results from an existing investigation as input to a new one, so I can build on existing results</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24"/>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3">
          <table:table-cell table:style-name="ce8" office:value-type="string">
            <text:p>TR120</text:p>
          </table:table-cell>
          <table:table-cell table:style-name="ce8" office:value-type="string">
            <text:p>UR40</text:p>
          </table:table-cell>
          <table:table-cell table:style-name="ce8" office:value-type="string">
            <text:p>to use data from an existing investigation as input to a new one, so I can build on existing data</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4">
          <table:table-cell table:style-name="ce8" office:value-type="string">
            <text:p>TR121</text:p>
          </table:table-cell>
          <table:table-cell table:style-name="ce8" office:value-type="string">
            <text:p>UR41</text:p>
          </table:table-cell>
          <table:table-cell table:style-name="ce8" office:value-type="string">
            <text:p>to see versions of a workflow, so I can use the latest working version</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24"/>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4">
          <table:table-cell table:style-name="ce8" office:value-type="string">
            <text:p>TR123</text:p>
          </table:table-cell>
          <table:table-cell table:style-name="ce8" office:value-type="string">
            <text:p>UR41</text:p>
          </table:table-cell>
          <table:table-cell table:style-name="ce8" office:value-type="string">
            <text:p>to see versions of workflow, to see how it evolved</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4">
          <table:table-cell table:style-name="ce8" office:value-type="string">
            <text:p>TR124</text:p>
          </table:table-cell>
          <table:table-cell table:style-name="ce8" office:value-type="string">
            <text:p>UR41</text:p>
          </table:table-cell>
          <table:table-cell table:style-name="ce8" office:value-type="string">
            <text:p>to see versions of workflow, see differences between versions</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8" office:value-type="string">
            <text:p>to extract content, for reuse in other investigations</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24"/>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8" office:value-type="string">
            <text:p>to publish an RO to make it available </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24"/>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24"/>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6">
          <table:table-cell table:style-name="ce8" office:value-type="string">
            <text:p>TR130</text:p>
          </table:table-cell>
          <table:table-cell table:style-name="ce8" office:value-type="string">
            <text:p>UR47</text:p>
          </table:table-cell>
          <table:table-cell table:style-name="ce8" office:value-type="string">
            <text:p>to provide references to ROs </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24"/>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8" office:value-type="string">
            <text:p>to be able to advertise an RO</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24"/>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4">
          <table:table-cell table:style-name="ce8" office:value-type="string">
            <text:p>TR134</text:p>
          </table:table-cell>
          <table:table-cell table:style-name="ce8" office:value-type="string">
            <text:p>UR49</text:p>
          </table:table-cell>
          <table:table-cell table:style-name="ce8" office:value-type="string">
            <text:p>to restrict access to parts of an RO, to comply with license restrictions</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4">
          <table:table-cell table:style-name="ce8" office:value-type="string">
            <text:p>TR135</text:p>
          </table:table-cell>
          <table:table-cell table:style-name="ce8" office:value-type="string">
            <text:p>UR49</text:p>
          </table:table-cell>
          <table:table-cell table:style-name="ce8" office:value-type="string">
            <text:p>to restrict access to parts of an RO, to keep data owner happy</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2"/>
        </table:table-row>
        <table:table-row table:style-name="ro1">
          <table:table-cell table:number-columns-repeated="1022"/>
        </table:table-row>
      </table:table>
      <table:table table:name="Temp" table:style-name="ta1" table:print="false">
        <office:forms form:automatic-focus="false" form:apply-design-mode="false"/>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2"/>
          <table:table-cell table:number-columns-repeated="1017"/>
        </table:table-row>
        <table:table-row table:style-name="ro1">
          <table:table-cell table:number-columns-repeated="2"/>
          <table:table-cell table:style-name="ce8" table:number-columns-repeated="3"/>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4</text:p>
          </table:table-cell>
          <table:table-cell table:style-name="ce8" office:value-type="string">
            <text:p>UR3</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6</text:p>
          </table:table-cell>
          <table:table-cell table:style-name="ce8" office:value-type="string">
            <text:p>UR3</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2">
          <table:table-cell table:style-name="ce8" office:value-type="string">
            <text:p>TR37</text:p>
          </table:table-cell>
          <table:table-cell table:style-name="ce8" office:value-type="string">
            <text:p>UR4</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6">
          <table:table-cell table:style-name="ce8" office:value-type="string">
            <text:p>TR39</text:p>
          </table:table-cell>
          <table:table-cell table:style-name="ce8" office:value-type="string">
            <text:p>UR5</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6">
          <table:table-cell table:style-name="ce8" office:value-type="string">
            <text:p>TR41</text:p>
          </table:table-cell>
          <table:table-cell table:style-name="ce8" office:value-type="string">
            <text:p>UR6</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2">
          <table:table-cell table:style-name="ce8" office:value-type="string">
            <text:p>TR42</text:p>
          </table:table-cell>
          <table:table-cell table:style-name="ce8" office:value-type="string">
            <text:p>UR7</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2">
          <table:table-cell table:style-name="ce8" office:value-type="string">
            <text:p>TR44</text:p>
          </table:table-cell>
          <table:table-cell table:style-name="ce8" office:value-type="string">
            <text:p>UR8</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6">
          <table:table-cell table:style-name="ce8" office:value-type="string">
            <text:p>TR46</text:p>
          </table:table-cell>
          <table:table-cell table:style-name="ce8" office:value-type="string">
            <text:p>UR9</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2">
          <table:table-cell table:style-name="ce8" office:value-type="string">
            <text:p>TR51</text:p>
          </table:table-cell>
          <table:table-cell table:style-name="ce8" office:value-type="string">
            <text:p>UR10</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6">
          <table:table-cell table:style-name="ce8" office:value-type="string">
            <text:p>TR54</text:p>
          </table:table-cell>
          <table:table-cell table:style-name="ce8" office:value-type="string">
            <text:p>UR12</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2">
          <table:table-cell table:style-name="ce8" office:value-type="string">
            <text:p>TR56</text:p>
          </table:table-cell>
          <table:table-cell table:style-name="ce8" office:value-type="string">
            <text:p>UR13</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6">
          <table:table-cell table:style-name="ce8" office:value-type="string">
            <text:p>TR59</text:p>
          </table:table-cell>
          <table:table-cell table:style-name="ce8" office:value-type="string">
            <text:p>UR13</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2">
          <table:table-cell table:style-name="ce8" office:value-type="string">
            <text:p>TR65</text:p>
          </table:table-cell>
          <table:table-cell table:style-name="ce8" office:value-type="string">
            <text:p>UR16</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6">
          <table:table-cell table:style-name="ce8" office:value-type="string">
            <text:p>TR67</text:p>
          </table:table-cell>
          <table:table-cell table:style-name="ce8" office:value-type="string">
            <text:p>UR17, UR18</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6">
          <table:table-cell table:style-name="ce8" office:value-type="string">
            <text:p>TR75</text:p>
          </table:table-cell>
          <table:table-cell table:style-name="ce8" office:value-type="string">
            <text:p>UR22</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2">
          <table:table-cell table:style-name="ce8" office:value-type="string">
            <text:p>TR86</text:p>
          </table:table-cell>
          <table:table-cell table:style-name="ce8" office:value-type="string">
            <text:p>UR28</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6">
          <table:table-cell table:style-name="ce8" office:value-type="string">
            <text:p>TR93</text:p>
          </table:table-cell>
          <table:table-cell table:style-name="ce8" office:value-type="string">
            <text:p>UR31</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6">
          <table:table-cell table:style-name="ce8" office:value-type="string">
            <text:p>TR101</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2">
          <table:table-cell table:style-name="ce8" office:value-type="string">
            <text:p>TR104</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6">
          <table:table-cell table:style-name="ce8" office:value-type="string">
            <text:p>TR108</text:p>
          </table:table-cell>
          <table:table-cell table:style-name="ce8" office:value-type="string">
            <text:p>UR36</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2">
          <table:table-cell table:style-name="ce8" office:value-type="string">
            <text:p>TR110</text:p>
          </table:table-cell>
          <table:table-cell table:style-name="ce8" office:value-type="string">
            <text:p>UR36</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6">
          <table:table-cell table:style-name="ce8" office:value-type="string">
            <text:p>TR118</text:p>
          </table:table-cell>
          <table:table-cell table:style-name="ce8" office:value-type="string">
            <text:p>UR40</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6">
          <table:table-cell table:style-name="ce8" office:value-type="string">
            <text:p>TR120</text:p>
          </table:table-cell>
          <table:table-cell table:style-name="ce8" office:value-type="string">
            <text:p>UR40</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6">
          <table:table-cell table:style-name="ce8" office:value-type="string">
            <text:p>TR121</text:p>
          </table:table-cell>
          <table:table-cell table:style-name="ce8" office:value-type="string">
            <text:p>UR41</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6">
          <table:table-cell table:style-name="ce8" office:value-type="string">
            <text:p>TR123</text:p>
          </table:table-cell>
          <table:table-cell table:style-name="ce8" office:value-type="string">
            <text:p>UR41</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6">
          <table:table-cell table:style-name="ce8" office:value-type="string">
            <text:p>TR124</text:p>
          </table:table-cell>
          <table:table-cell table:style-name="ce8" office:value-type="string">
            <text:p>UR41</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2">
          <table:table-cell table:style-name="ce8" office:value-type="string">
            <text:p>TR130</text:p>
          </table:table-cell>
          <table:table-cell table:style-name="ce8" office:value-type="string">
            <text:p>UR47</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6">
          <table:table-cell table:style-name="ce8" office:value-type="string">
            <text:p>TR134</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6">
          <table:table-cell table:style-name="ce8" office:value-type="string">
            <text:p>TR135</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1"/>
        </table:table-row>
        <table:table-row table:style-name="ro1">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
      <number:text> $ </number:text>
      <number:number number:decimal-places="2" number:min-integer-digits="1" number:grouping="true"/>
      <number:text> </number:text>
    </number:number-style>
    <number:number-style style:name="N107">
      <number:text> $ (</number:text>
      <number:number number:decimal-places="2" number:min-integer-digits="1" number:grouping="true"/>
      <number:text>)</number:text>
    </number:number-style>
    <number:number-style style:name="N108">
      <number:text> $ - </number:text>
    </number:number-style>
    <number:number-style style:name="N109P0" style:volatile="true">
      <number:text> $ </number:text>
      <number:number number:decimal-places="2" number:min-integer-digits="1" number:grouping="true"/>
      <number:text> </number:text>
    </number:number-style>
    <number:number-style style:name="N109P1" style:volatile="true">
      <number:text> $ (</number:text>
      <number:number number:decimal-places="2"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0">
      <number:text> $ </number:text>
      <number:number number:decimal-places="0" number:min-integer-digits="1" number:grouping="true"/>
      <number:text> </number:text>
    </number:number-style>
    <number:number-style style:name="N111">
      <number:text> $ (</number:text>
      <number:number number:decimal-places="0" number:min-integer-digits="1" number:grouping="true"/>
      <number:text>)</number:text>
    </number:number-style>
    <number:number-style style:name="N112P0" style:volatile="true">
      <number:text> $ </number:text>
      <number:number number:decimal-places="0" number:min-integer-digits="1" number:grouping="true"/>
      <number:text> </number:text>
    </number:number-style>
    <number:number-style style:name="N112P1" style:volatile="true">
      <number:text> $ (</number:text>
      <number:number number:decimal-places="0"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0" number:min-integer-digits="1" number:grouping="true"/>
      <number:text> </number:text>
    </number:number-style>
    <number:number-style style:name="N118">
      <number:text>  (</number:text>
      <number:number number:decimal-places="0" number:min-integer-digits="1" number:grouping="true"/>
      <number:text>)</number:text>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number:text>
      <number:day/>
      <number:text>/</number:text>
      <number:year number:style="long"/>
    </number:date-style>
    <number:date-style style:name="N121P0" style:volatile="true">
      <number:month/>
      <number:text>/</number:text>
      <number:day/>
      <number:text>/</number:text>
      <number:year number:style="long"/>
    </number:date-style>
    <number:text-style style:name="N121">
      <number:text-content/>
      <style:map style:condition="value()&gt;=0" style:apply-style-name="N121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9">19/07/2011</text:date>, <text:time>10:19: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7-19T10:19:52</dc:date>
    <dc:creator>Graham Klyne</dc:creator>
    <meta:editing-duration>PT07H07M05S</meta:editing-duration>
    <meta:editing-cycles>15</meta:editing-cycles>
    <meta:generator>OpenOffice.org/3.2$Unix OpenOffice.org_project/320m18$Build-9502</meta:generator>
    <meta:document-statistic meta:table-count="6" meta:cell-count="2835" meta:object-count="0"/>
  </office:meta>
</office:document-meta>
</file>